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fill="solid" draw:fill-color="#ffffff" fo:min-height="6.1cm"/>
    </style:style>
    <style:style style:name="gr3" style:family="graphic" style:parent-style-name="objectwithoutfill">
      <style:graphic-properties svg:stroke-color="#ff3333" draw:marker-end="Arrow" draw:fill="none" draw:textarea-horizontal-align="center" draw:textarea-vertical-align="middle"/>
    </style:style>
    <style:style style:name="gr4" style:family="graphic" style:parent-style-name="standard">
      <style:graphic-properties draw:stroke="solid" draw:fill="solid" draw:fill-color="#ffffff" fo:min-height="0.81cm"/>
    </style:style>
    <style:style style:name="gr5" style:family="graphic" style:parent-style-name="standard">
      <style:graphic-properties draw:stroke="solid" draw:fill="solid" draw:fill-color="#ffffff" fo:min-height="2.845cm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solid" draw:fill="solid" draw:fill-color="#ffffff" fo:min-height="3.785cm"/>
    </style:style>
    <style:style style:name="gr8" style:family="graphic" style:parent-style-name="standard">
      <style:graphic-properties draw:fill-color="#99ff66" draw:opacity="50%" draw:textarea-horizontal-align="justify" draw:textarea-vertical-align="middle" draw:auto-grow-height="false" draw:shadow-offset-x="0.305cm" draw:shadow-offset-y="0.305cm" draw:shadow-opacity="50%"/>
    </style:style>
    <style:style style:name="gr9" style:family="graphic" style:parent-style-name="standard">
      <style:graphic-properties draw:stroke="solid" draw:fill="solid" draw:fill-color="#ffffff" fo:min-height="4.073cm"/>
    </style:style>
    <style:style style:name="gr10" style:family="graphic" style:parent-style-name="standard">
      <style:graphic-properties draw:stroke="solid" draw:fill="solid" draw:fill-color="#ffffff" fo:min-height="5.162cm"/>
    </style:style>
    <style:style style:name="gr11" style:family="graphic" style:parent-style-name="standard">
      <style:graphic-properties draw:fill-color="#ff3333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draw:stroke="solid" draw:fill="solid" draw:fill-color="#ffffff" fo:min-height="3.686cm"/>
    </style:style>
    <style:style style:name="gr13" style:family="graphic" style:parent-style-name="standard">
      <style:graphic-properties draw:stroke="solid" draw:fill="solid" draw:fill-color="#ffffff" fo:min-height="2.095cm"/>
    </style:style>
    <style:style style:name="gr14" style:family="graphic" style:parent-style-name="standard">
      <style:graphic-properties draw:stroke="solid" draw:fill="solid" draw:fill-color="#ffffff" fo:min-height="4.493cm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6" style:family="graphic" style:parent-style-name="objectwithoutfill">
      <style:graphic-properties draw:marker-start="Arrow" draw:marker-end="Arrow" draw:fill="none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outline1">
      <style:graphic-properties fo:min-height="2.54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4pt" style:font-size-asian="24pt" style:font-size-complex="24pt"/>
    </style:style>
    <style:style style:name="P4" style:family="paragraph">
      <style:paragraph-properties fo:margin-left="0.6cm" fo:margin-right="0cm" fo:text-indent="0cm"/>
    </style:style>
    <style:style style:name="P5" style:family="paragraph">
      <style:paragraph-properties fo:margin-left="0.6cm" fo:margin-right="0cm" fo:text-indent="0cm"/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style:font-name="Courier 10 Pitch1" fo:font-size="18pt" style:font-name-asian="Cumberland AMT1" style:font-size-asian="18pt" style:font-name-complex="Cumberland AMT1" style:font-size-complex="18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style:font-name="Courier 10 Pitch1" fo:font-size="18pt" style:font-name-asian="Cumberland AMT1" style:font-size-asian="18pt" style:font-name-complex="Cumberland AMT1" style:font-size-complex="18pt"/>
    </style:style>
    <style:style style:name="P13" style:family="paragraph"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14" style:family="paragraph">
      <style:paragraph-properties fo:text-align="start"/>
      <style:text-properties style:font-name="Courier 10 Pitch1" fo:font-size="16pt" style:font-name-asian="Cumberland AMT1" style:font-size-asian="16pt" style:font-name-complex="Cumberland AMT1" style:font-size-complex="16pt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P16" style:family="paragraph"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fo:text-align="start"/>
      <style:text-properties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20pt"/>
    </style:style>
    <style:style style:name="T4" style:family="text">
      <style:text-properties fo:font-size="28pt" fo:font-style="normal" style:font-size-asian="28pt" style:font-style-asian="normal" style:font-size-complex="28pt" style:font-style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fo:font-style="normal" style:font-size-asian="26pt" style:font-style-asian="normal" style:font-size-complex="26pt" style:font-style-complex="normal"/>
    </style:style>
    <style:style style:name="T7" style:family="text">
      <style:text-properties style:font-name="Courier1" fo:font-size="20pt" fo:font-style="normal" style:font-size-asian="20pt" style:font-style-asian="normal" style:font-size-complex="20pt" style:font-style-complex="normal"/>
    </style:style>
    <style:style style:name="T8" style:family="text">
      <style:text-properties fo:font-size="10pt" fo:font-style="normal" style:font-size-asian="10pt" style:font-style-asian="normal" style:font-size-complex="10pt" style:font-style-complex="normal"/>
    </style:style>
    <style:style style:name="T9" style:family="text">
      <style:text-properties fo:font-size="24pt" fo:font-style="normal" style:font-size-asian="24pt" style:font-style-asian="normal" style:font-size-complex="24pt" style:font-style-complex="normal"/>
    </style:style>
    <style:style style:name="T10" style:family="text">
      <style:text-properties fo:font-size="22pt" fo:font-style="normal" style:font-size-asian="22pt" style:font-style-asian="normal" style:font-size-complex="22pt" style:font-style-complex="normal"/>
    </style:style>
    <style:style style:name="T11" style:family="text">
      <style:text-properties style:font-name="Courier 10 Pitch1" fo:font-size="18pt" fo:font-weight="normal" style:font-name-asian="Cumberland AMT1" style:font-size-asian="18pt" style:font-weight-asian="normal" style:font-name-complex="Cumberland AMT1" style:font-size-complex="18pt" style:font-weight-complex="normal"/>
    </style:style>
    <style:style style:name="T12" style:family="text">
      <style:text-properties style:font-name="Courier 10 Pitch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13" style:family="text">
      <style:text-properties fo:color="#ff3333" fo:font-size="26pt" fo:font-style="normal" style:font-size-asian="26pt" style:font-style-asian="normal" style:font-size-complex="26pt" style:font-style-complex="normal"/>
    </style:style>
    <style:style style:name="T14" style:family="text">
      <style:text-properties style:font-name="Courier1" fo:font-size="18pt" fo:font-style="normal" style:font-size-asian="18pt" style:font-style-asian="normal" style:font-size-complex="18pt" style:font-style-complex="normal"/>
    </style:style>
    <style:style style:name="T15" style:family="text">
      <style:text-properties style:font-name="Courier1" fo:font-size="22pt" fo:font-style="normal" style:font-size-asian="22pt" style:font-style-asian="normal" style:font-size-complex="22pt" style:font-style-complex="normal"/>
    </style:style>
    <style:style style:name="T16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17" style:family="text">
      <style:text-properties fo:color="#ff3333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8" style:family="text">
      <style:text-properties fo:color="#000000" fo:font-size="22pt" fo:font-style="normal" style:font-size-asian="22pt" style:font-style-asian="normal" style:font-size-complex="22pt" style:font-style-complex="normal"/>
    </style:style>
    <style:style style:name="T19" style:family="text">
      <style:text-properties fo:color="#ff3333" fo:font-size="24pt" fo:font-style="normal" style:font-size-asian="24pt" style:font-style-asian="normal" style:font-size-complex="24pt" style:font-style-complex="normal"/>
    </style:style>
    <style:style style:name="T20" style:family="text">
      <style:text-properties fo:color="#ff3333" style:font-name="Courier1" fo:font-size="22pt" fo:font-style="normal" style:font-size-asian="22pt" style:font-style-asian="normal" style:font-size-complex="22pt" style:font-style-complex="normal"/>
    </style:style>
    <style:style style:name="T21" style:family="text">
      <style:text-properties fo:font-size="26pt" fo:font-style="italic" style:font-size-asian="26pt" style:font-style-asian="italic" style:font-size-complex="26pt" style:font-style-complex="italic"/>
    </style:style>
    <style:style style:name="T22" style:family="text">
      <style:text-properties fo:color="#000000" fo:font-size="28pt" fo:font-style="normal" style:font-size-asian="28pt" style:font-style-asian="normal" style:font-size-complex="28pt" style:font-style-complex="normal"/>
    </style:style>
    <style:style style:name="T23" style:family="text">
      <style:text-properties fo:color="#000000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style:font-name="Courier1" fo:font-size="16pt" fo:font-style="normal" style:font-size-asian="16pt" style:font-style-asian="normal" style:font-size-complex="16pt" style:font-style-complex="normal"/>
    </style:style>
    <style:style style:name="T27" style:family="text">
      <style:text-properties fo:color="#ff3333" fo:font-size="28pt" fo:font-style="normal" style:font-size-asian="28pt" style:font-style-asian="normal" style:font-size-complex="28pt" style:font-style-complex="normal"/>
    </style:style>
    <style:style style:name="T28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29" style:family="text">
      <style:text-properties style:font-name="Courier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0" style:family="text">
      <style:text-properties style:font-name="Courier 10 Pitch1" fo:font-size="18pt" fo:font-style="italic" fo:font-weight="normal" style:font-name-asian="Cumberland AMT1" style:font-size-asian="18pt" style:font-style-asian="italic" style:font-weight-asian="normal" style:font-name-complex="Cumberland AMT1" style:font-size-complex="18pt" style:font-style-complex="italic" style:font-weight-complex="normal"/>
    </style:style>
    <style:style style:name="T31" style:family="text">
      <style:text-properties style:font-name="Courier 10 Pitch1" fo:font-size="18pt" fo:font-style="normal" fo:font-weight="normal" style:font-name-asian="Cumberland AMT1" style:font-size-asian="18pt" style:font-style-asian="normal" style:font-weight-asian="normal" style:font-name-complex="Cumberland AMT1" style:font-size-complex="18pt" style:font-style-complex="normal" style:font-weight-complex="normal"/>
    </style:style>
    <style:style style:name="T32" style:family="text">
      <style:text-properties style:font-name="Courier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3" style:family="text">
      <style:text-properties style:font-name="Courier1" fo:font-size="16pt" fo:font-style="italic" style:font-size-asian="16pt" style:font-style-asian="italic" style:font-size-complex="16pt" style:font-style-complex="italic"/>
    </style:style>
    <style:style style:name="T34" style:family="text">
      <style:text-properties style:font-name="Courier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36" style:family="text">
      <style:text-properties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37" style:family="text">
      <style:text-properties style:font-name="Courier1" fo:font-size="18pt" fo:font-style="normal" fo:font-weight="bold" style:font-name-asian="Cumberland AMT1" style:font-size-asian="18pt" style:font-style-asian="normal" style:font-weight-asian="bold" style:font-name-complex="Cumberland AMT1" style:font-size-complex="18pt" style:font-style-complex="normal" style:font-weight-complex="bold"/>
    </style:style>
    <style:style style:name="T38" style:family="text">
      <style:text-properties style:font-name="Courier1" fo:font-size="18pt" fo:font-style="normal" fo:font-weight="normal" style:font-name-asian="Cumberland AMT1" style:font-size-asian="18pt" style:font-style-asian="normal" style:font-weight-asian="normal" style:font-name-complex="Cumberland AMT1" style:font-size-complex="18pt" style:font-style-complex="normal" style:font-weight-complex="normal"/>
    </style:style>
    <style:style style:name="T39" style:family="text">
      <style:text-properties fo:color="#ff3333" style:font-name="Courier1" fo:font-size="18pt" fo:font-style="normal" fo:font-weight="normal" style:font-name-asian="Cumberland AMT1" style:font-size-asian="18pt" style:font-style-asian="normal" style:font-weight-asian="normal" style:font-name-complex="Cumberland AMT1" style:font-size-complex="18pt" style:font-style-complex="normal" style:font-weight-complex="normal"/>
    </style:style>
    <style:style style:name="T40" style:family="text">
      <style:text-properties fo:color="#000000" style:font-name="Courier1" fo:font-size="18pt" fo:font-style="normal" fo:font-weight="normal" style:font-name-asian="Cumberland AMT1" style:font-size-asian="18pt" style:font-style-asian="normal" style:font-weight-asian="normal" style:font-name-complex="Cumberland AMT1" style:font-size-complex="18pt" style:font-style-complex="normal" style:font-weight-complex="normal"/>
    </style:style>
    <style:style style:name="T41" style:family="text">
      <style:text-properties fo:color="#ff3333" style:font-name="Courier1" fo:font-size="18pt" fo:font-style="normal" fo:font-weight="bold" style:font-name-asian="Cumberland AMT1" style:font-size-asian="18pt" style:font-style-asian="normal" style:font-weight-asian="bold" style:font-name-complex="Cumberland AMT1" style:font-size-complex="18pt" style:font-style-complex="normal" style:font-weight-complex="bold"/>
    </style:style>
    <style:style style:name="T42" style:family="text">
      <style:text-properties fo:font-size="14pt" style:font-size-asian="14pt" style:font-size-complex="14pt"/>
    </style:style>
    <style:style style:name="T43" style:family="text">
      <style:text-properties fo:font-size="14pt" fo:font-style="italic" style:font-size-asian="14pt" style:font-style-asian="italic" style:font-size-complex="14pt" style:font-style-complex="italic"/>
    </style:style>
    <style:style style:name="T44" style:family="text">
      <style:text-properties fo:font-size="18pt" fo:font-style="normal" style:font-size-asian="18pt" style:font-style-asian="normal" style:font-size-complex="18pt" style:font-style-complex="normal"/>
    </style:style>
    <style:style style:name="T45" style:family="text">
      <style:text-properties style:font-name="Courier1" fo:font-size="16pt" fo:font-style="normal" fo:font-weight="normal" style:font-name-asian="Cumberland AMT1" style:font-size-asian="16pt" style:font-style-asian="normal" style:font-weight-asian="normal" style:font-name-complex="Cumberland AMT1" style:font-size-complex="16pt" style:font-style-complex="normal" style:font-weight-complex="normal"/>
    </style:style>
    <style:style style:name="T46" style:family="text">
      <style:text-properties style:font-name="Courier1" fo:font-size="16pt" fo:font-style="normal" fo:font-weight="bold" style:font-name-asian="Cumberland AMT1" style:font-size-asian="16pt" style:font-style-asian="normal" style:font-weight-asian="bold" style:font-name-complex="Cumberland AMT1" style:font-size-complex="16pt" style:font-style-complex="normal" style:font-weight-complex="bold"/>
    </style:style>
    <style:style style:name="T47" style:family="text">
      <style:text-properties fo:color="#ff3333" style:font-name="Courier1" fo:font-size="16pt" fo:font-style="normal" fo:font-weight="normal" style:font-name-asian="Cumberland AMT1" style:font-size-asian="16pt" style:font-style-asian="normal" style:font-weight-asian="normal" style:font-name-complex="Cumberland AMT1" style:font-size-complex="16pt" style:font-style-complex="normal" style:font-weight-complex="normal"/>
    </style:style>
    <style:style style:name="T48" style:family="text">
      <style:text-properties fo:color="#000000" style:font-name="Courier1" fo:font-size="16pt" fo:font-style="normal" fo:font-weight="normal" style:font-name-asian="Cumberland AMT1" style:font-size-asian="16pt" style:font-style-asian="normal" style:font-weight-asian="normal" style:font-name-complex="Cumberland AMT1" style:font-size-complex="16pt" style:font-style-complex="normal" style:font-weight-complex="normal"/>
    </style:style>
    <style:style style:name="T49" style:family="text">
      <style:text-properties fo:color="#ff3333" style:font-name="Courier1" fo:font-size="16pt" fo:font-style="normal" fo:font-weight="bold" style:font-name-asian="Cumberland AMT1" style:font-size-asian="16pt" style:font-style-asian="normal" style:font-weight-asian="bold" style:font-name-complex="Cumberland AMT1" style:font-size-complex="16pt" style:font-style-complex="normal" style:font-weight-complex="bold"/>
    </style:style>
    <style:style style:name="T50" style:family="text">
      <style:text-properties fo:color="#00cc00" fo:font-size="24pt" fo:font-style="normal" style:font-size-asian="24pt" style:font-style-asian="normal" style:font-size-complex="24pt" style:font-style-complex="normal"/>
    </style:style>
    <style:style style:name="T51" style:family="text">
      <style:text-properties fo:font-size="24pt" fo:font-style="italic" style:font-size-asian="24pt" style:font-style-asian="italic" style:font-size-complex="24pt" style:font-style-complex="italic"/>
    </style:style>
    <style:style style:name="T52" style:family="text">
      <style:text-properties fo:font-size="14pt" fo:font-weight="bold" style:font-size-asian="14pt" style:font-weight-asian="bold" style:font-size-complex="14pt" style:font-weight-complex="bold"/>
    </style:style>
    <style:style style:name="T53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4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5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6" style:family="text">
      <style:text-properties fo:color="#ff3333"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57" style:family="text">
      <style:text-properties fo:color="#ff3333"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58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9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0" style:family="text">
      <style:text-properties fo:color="#000000"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61" style:family="text">
      <style:text-properties fo:color="#000000"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Estruturas de Controle</text:span></text:p>
          </draw:text-box>
        </draw:frame>
        <draw:frame presentation:style-name="pr2" draw:text-style-name="P3" draw:layer="layout" svg:width="23.254cm" svg:height="2.54cm" svg:x="1.411cm" svg:y="12.23cm" presentation:class="outline" presentation:user-transformed="true">
          <draw:text-box>
            <text:list text:style-name="L2">
              <text:list-header>
                <text:p text:style-name="P2"><text:span text:style-name="T2">Francisco Sant'Anna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6.79cm" svg:height="13.364cm" svg:x="2.098cm" svg:y="14.107cm" presentation:class="notes">
            <draw:text-box>
              <text:p text:style-name="P4"><text:span text:style-name="T3">- pergunta: o que são sistemas reativos</text:span></text:p>
              <text:p text:style-name="P4"><text:span text:style-name="T3">- paravra “reativo”</text:span></text:p>
            </draw:text-box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5" draw:text-style-name="P6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4">Fluxo de execução dentro do programa</text:span></text:p>
              </text:list-item>
              <text:list-item>
                <text:p xml:id="id2" text:id="id2"><text:span text:style-name="T4">Estruturas Básicas de Controle</text:span></text:p>
                <text:list>
                  <text:list-item>
                    <text:p xml:id="id3" text:id="id3"><text:span text:style-name="T4">Expressões e Comandos</text:span></text:p>
                  </text:list-item>
                  <text:list-item>
                    <text:p xml:id="id4" text:id="id4"><text:span text:style-name="T4">Condicionais e Iterações</text:span></text:p>
                  </text:list-item>
                </text:list>
              </text:list-item>
              <text:list-item>
                <text:p xml:id="id5" text:id="id5"><text:span text:style-name="T4">Chamada de rotinas</text:span></text:p>
              </text:list-item>
              <text:list-item>
                <text:p xml:id="id6" text:id="id6"><text:span text:style-name="T4">Tratamento de Exceçõ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6cm" presentation:class="title" presentation:user-transformed="true">
          <draw:text-box>
            <text:p><text:span text:style-name="T5">Como entender o fluxo de execução de um programa a partir de seu código fonte?</text:span></text:p>
          </draw:text-box>
        </draw:frame>
        <draw:frame presentation:style-name="pr5" draw:text-style-name="P6" draw:layer="layout" svg:width="23.254cm" svg:height="14.76cm" svg:x="-0.289cm" svg:y="5.116cm" presentation:class="outline" presentation:user-transformed="true">
          <draw:text-box>
            <text:list text:style-name="L2">
              <text:list-item>
                <text:p xml:id="id7" text:id="id7"><text:span text:style-name="T4">Linguagens de Máquina</text:span></text:p>
                <text:list>
                  <text:list-item>
                    <text:p xml:id="id8" text:id="id8"><text:span text:style-name="T6">Estrutura plana de código</text:span></text:p>
                    <text:list>
                      <text:list-item>
                        <text:p xml:id="id9" text:id="id9"><text:span text:style-name="T7">&lt;LABEL, INSTR, op1, ...&gt;</text:span></text:p>
                      </text:list-item>
                    </text:list>
                  </text:list-item>
                  <text:list-item>
                    <text:p xml:id="id10" text:id="id10"><text:span text:style-name="T6">Sequências e Saltos</text:span></text:p>
                  </text:list-item>
                </text:list>
                <text:p><text:span text:style-name="T8"/></text:p>
              </text:list-item>
              <text:list-item>
                <text:p xml:id="id14" text:id="id14"><text:span text:style-name="T4">Linguagens de Alto Nível</text:span></text:p>
                <text:list>
                  <text:list-item>
                    <text:p xml:id="id15" text:id="id15"><text:span text:style-name="T6">Estrutura hierárquica de código</text:span></text:p>
                    <text:list>
                      <text:list-item>
                        <text:p xml:id="id16" text:id="id16"><text:span text:style-name="T9">Precedência de Operadores</text:span></text:p>
                      </text:list-item>
                      <text:list-item>
                        <text:p xml:id="id20" text:id="id20"><text:span text:style-name="T9">Blocos de Controle</text:span></text:p>
                        <text:list>
                          <text:list-item>
                            <text:p xml:id="id21" text:id="id21"><text:span text:style-name="T10">(indentação natural)</text:span></text:p>
                          </text:list-item>
                        </text:list>
                      </text:list-item>
                      <text:list-item>
                        <text:p xml:id="id23" text:id="id23"><text:span text:style-name="T9">Rotinas (Subprogramas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xml:id="id11" draw:id="id11" draw:layer="layout" svg:width="6.985cm" svg:height="6.35cm" svg:x="20.05cm" svg:y="4.945cm">
          <draw:text-box>
            <text:p text:style-name="P9"><text:span text:style-name="T11"><text:s text:c="3"/></text:span><text:span text:style-name="T11">mov eax, $x</text:span></text:p>
            <text:p text:style-name="P9"><text:span text:style-name="T11"><text:s text:c="3"/></text:span><text:span text:style-name="T11">cmp eax, 10</text:span></text:p>
            <text:p text:style-name="P9"><text:span text:style-name="T11"><text:s text:c="3"/></text:span><text:span text:style-name="T11">jne L</text:span></text:p>
            <text:p text:style-name="P9"><text:span text:style-name="T11"><text:s text:c="3"/></text:span><text:span text:style-name="T11">mov eax, 0</text:span></text:p>
            <text:p text:style-name="P9"><text:span text:style-name="T11"><text:s text:c="3"/></text:span><text:span text:style-name="T11">jmp E</text:span></text:p>
            <text:p text:style-name="P9"><text:span text:style-name="T11">L: inc eax</text:span></text:p>
            <text:p text:style-name="P9"><text:span text:style-name="T11"><text:s text:c="3"/></text:span><text:span text:style-name="T11">mov $x, eax</text:span></text:p>
            <text:p text:style-name="P9"><text:span text:style-name="T11">E:</text:span></text:p>
          </draw:text-box>
        </draw:frame>
        <draw:path draw:style-name="gr3" draw:text-style-name="P11" xml:id="id12" draw:id="id12" draw:layer="layout" svg:width="1.181cm" svg:height="2.529cm" svg:x="25.481cm" svg:y="6.775cm" svg:viewBox="0 0 1182 2530" svg:d="M0 21c455-82 1207 54 1140 730-45 457 248 1050-274 1368l-501 319-274 92">
          <text:p/>
        </draw:path>
        <draw:frame draw:style-name="gr4" draw:text-style-name="P12" xml:id="id17" draw:id="id17" draw:layer="layout" svg:width="4.379cm" svg:height="1.06cm" svg:x="16.751cm" svg:y="13.045cm">
          <draw:text-box>
            <text:p text:style-name="P11"><text:span text:style-name="T11">a + b * c</text:span></text:p>
          </draw:text-box>
        </draw:frame>
        <draw:frame draw:style-name="gr5" draw:text-style-name="P10" xml:id="id18" draw:id="id18" draw:layer="layout" svg:width="4.083cm" svg:height="3.936cm" svg:x="23.252cm" svg:y="11.845cm">
          <draw:text-box>
            <text:p text:style-name="P9"><text:span text:style-name="T11"><text:s text:c="3"/></text:span><text:span text:style-name="T11">+</text:span></text:p>
            <text:p text:style-name="P9"><text:span text:style-name="T11"><text:s text:c="2"/></text:span><text:span text:style-name="T11">/ \</text:span></text:p>
            <text:p text:style-name="P9"><text:span text:style-name="T11"><text:s/></text:span><text:span text:style-name="T11">a <text:s text:c="2"/>*</text:span></text:p>
            <text:p text:style-name="P9"><text:span text:style-name="T11"><text:s text:c="4"/></text:span><text:span text:style-name="T11">/ \</text:span></text:p>
            <text:p text:style-name="P9"><text:span text:style-name="T11"><text:s text:c="3"/></text:span><text:span text:style-name="T11">b <text:s text:c="2"/>c</text:span></text:p>
          </draw:text-box>
        </draw:frame>
        <draw:polyline draw:style-name="gr6" draw:text-style-name="P11" xml:id="id19" draw:id="id19" draw:layer="layout" svg:width="1.269cm" svg:height="0cm" svg:x="21.59cm" svg:y="13.535cm" svg:viewBox="0 0 1270 0" draw:points="0,0 1270,0">
          <text:p/>
        </draw:polyline>
        <draw:frame draw:style-name="gr7" draw:text-style-name="P10" xml:id="id22" draw:id="id22" draw:layer="layout" svg:width="9.289cm" svg:height="4.035cm" svg:x="17.851cm" svg:y="16.445cm">
          <draw:text-box>
            <text:p text:style-name="P9"><text:span text:style-name="T12">if</text:span><text:span text:style-name="T11"> (x == 10) </text:span><text:span text:style-name="T12">then</text:span></text:p>
            <text:p text:style-name="P9"><text:span text:style-name="T11"><text:s text:c="4"/></text:span><text:span text:style-name="T11">x = 0; <text:s text:c="5"/>// (1)</text:span></text:p>
            <text:p text:style-name="P9"><text:span text:style-name="T12">else</text:span></text:p>
            <text:p text:style-name="P9"><text:span text:style-name="T11"><text:s text:c="4"/></text:span><text:span text:style-name="T11">x = x + 1; <text:s/>// (2)</text:span></text:p>
            <text:p text:style-name="P9"><text:span text:style-name="T12">end</text:span></text:p>
          </draw:text-box>
        </draw:frame>
        <draw:path draw:style-name="gr3" draw:text-style-name="P11" xml:id="id13" draw:id="id13" draw:layer="layout" svg:width="1.181cm" svg:height="2.529cm" svg:x="25.481cm" svg:y="8.275cm" svg:viewBox="0 0 1182 2530" svg:d="M0 21c455-82 1207 54 1140 730-45 457 248 1050-274 1368l-501 319-274 92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ressões</text:p>
          </draw:text-box>
        </draw:frame>
        <draw:frame presentation:style-name="pr5" draw:text-style-name="P6" draw:layer="layout" svg:width="26.959cm" svg:height="13.859cm" svg:x="-0.289cm" svg:y="5.116cm" presentation:class="outline" presentation:user-transformed="true">
          <draw:text-box>
            <text:list text:style-name="L2">
              <text:list-item>
                <text:p xml:id="id24" text:id="id24"><text:span text:style-name="T4">Combinam valores através de operadores</text:span></text:p>
                <text:list>
                  <text:list-item>
                    <text:p xml:id="id26" text:id="id26"><text:span text:style-name="T6">Valor: “operando já avaliado”</text:span></text:p>
                    <text:p><text:span text:style-name="T13"/></text:p>
                  </text:list-item>
                </text:list>
              </text:list-item>
            </text:list>
          </draw:text-box>
        </draw:frame>
        <draw:frame draw:style-name="gr4" draw:text-style-name="P12" xml:id="id25" draw:id="id25" draw:layer="layout" svg:width="4.379cm" svg:height="1.06cm" svg:x="8.29cm" svg:y="11.36cm">
          <draw:text-box>
            <text:p text:style-name="P11"><text:span text:style-name="T11">a + b * c</text:span></text:p>
          </draw:text-box>
        </draw:frame>
        <draw:frame draw:style-name="gr5" draw:text-style-name="P10" xml:id="id27" draw:id="id27" draw:layer="layout" svg:width="4.083cm" svg:height="3.936cm" svg:x="14.791cm" svg:y="10.16cm">
          <draw:text-box>
            <text:p text:style-name="P9"><text:span text:style-name="T11"><text:s text:c="3"/></text:span><text:span text:style-name="T11">+</text:span></text:p>
            <text:p text:style-name="P9"><text:span text:style-name="T11"><text:s text:c="2"/></text:span><text:span text:style-name="T11">/ \</text:span></text:p>
            <text:p text:style-name="P9"><text:span text:style-name="T11">(a) <text:s/>*</text:span></text:p>
            <text:p text:style-name="P9"><text:span text:style-name="T11"><text:s text:c="4"/></text:span><text:span text:style-name="T11">/ \</text:span></text:p>
            <text:p text:style-name="P9"><text:span text:style-name="T11"><text:s text:c="2"/></text:span><text:span text:style-name="T11">(b) (c)</text:span></text:p>
          </draw:text-box>
        </draw:frame>
        <draw:polyline draw:style-name="gr6" draw:text-style-name="P11" xml:id="id28" draw:id="id28" draw:layer="layout" svg:width="1.269cm" svg:height="0cm" svg:x="13.129cm" svg:y="11.85cm" svg:viewBox="0 0 1270 0" draw:points="0,0 127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radores</text:p>
          </draw:text-box>
        </draw:frame>
        <draw:frame presentation:style-name="pr5" draw:text-style-name="P6" draw:layer="layout" svg:width="26.959cm" svg:height="15.464cm" svg:x="-0.289cm" svg:y="4.116cm" presentation:class="outline" presentation:user-transformed="true">
          <draw:text-box>
            <text:list text:style-name="L2">
              <text:list-item>
                <text:list>
                  <text:list-item>
                    <text:p xml:id="id29" text:id="id29"><text:span text:style-name="T6">Aridade (número de operandos):</text:span></text:p>
                    <text:list>
                      <text:list-item>
                        <text:p xml:id="id30" text:id="id30"><text:span text:style-name="T10">Unário: <text:s/></text:span><text:span text:style-name="T14">(not true) → false <text:s text:c="3"/>(-10) → -10</text:span></text:p>
                      </text:list-item>
                      <text:list-item>
                        <text:p xml:id="id31" text:id="id31"><text:span text:style-name="T10">Binário: <text:s text:c="2"/></text:span><text:span text:style-name="T14">(1+1) → 2 <text:s text:c="3"/>(12&gt;10) → true</text:span></text:p>
                      </text:list-item>
                      <text:list-item>
                        <text:p xml:id="id32" text:id="id32"><text:span text:style-name="T10">N-ário: <text:s text:c="2"/>max</text:span><text:span text:style-name="T15">(10,100,1,50) → 100</text:span></text:p>
                      </text:list-item>
                    </text:list>
                  </text:list-item>
                  <text:list-item>
                    <text:p xml:id="id33" text:id="id33"><text:span text:style-name="T6">Notação:</text:span></text:p>
                    <text:list>
                      <text:list-item>
                        <text:p xml:id="id34" text:id="id34"><text:span text:style-name="T10">infixada [1+2]</text:span></text:p>
                      </text:list-item>
                      <text:list-item>
                        <text:p xml:id="id35" text:id="id35"><text:span text:style-name="T10">pré-fixada [+ 1 2]</text:span></text:p>
                      </text:list-item>
                      <text:list-item>
                        <text:p xml:id="id36" text:id="id36"><text:span text:style-name="T10">pós-fixada [1 2 +]</text:span></text:p>
                      </text:list-item>
                    </text:list>
                  </text:list-item>
                  <text:list-item>
                    <text:p xml:id="id37" text:id="id37"><text:span text:style-name="T6">Precedência para notação infixada:</text:span></text:p>
                    <text:list>
                      <text:list-item>
                        <text:p xml:id="id38" text:id="id38"><text:span text:style-name="T10">[unário, multiplicação, adição, ...]</text:span></text:p>
                      </text:list-item>
                      <text:list-item>
                        <text:p xml:id="id42" text:id="id42"><text:span text:style-name="T16">Cuidado! <text:s text:c="2"/></text:span><text:span text:style-name="T17">a==b&lt;c</text:span><text:span text:style-name="T16"> <text:s text:c="2"/>Pascal: (a==b)&lt;c <text:s text:c="2"/>C: a==(b&lt;c)</text:span></text:p>
                      </text:list-item>
                      <text:list-item>
                        <text:p xml:id="id43" text:id="id43"><text:span text:style-name="T18">Uso de parênteses se sobrepõe à precedênci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2" xml:id="id39" draw:id="id39" draw:layer="layout" svg:width="4.379cm" svg:height="1.06cm" svg:x="15.49cm" svg:y="10.16cm">
          <draw:text-box>
            <text:p text:style-name="P11"><text:span text:style-name="T11">a + b * c</text:span></text:p>
          </draw:text-box>
        </draw:frame>
        <draw:frame draw:style-name="gr5" draw:text-style-name="P10" xml:id="id40" draw:id="id40" draw:layer="layout" svg:width="4.083cm" svg:height="3.936cm" svg:x="21.991cm" svg:y="8.96cm">
          <draw:text-box>
            <text:p text:style-name="P9"><text:span text:style-name="T11"><text:s text:c="3"/></text:span><text:span text:style-name="T11">+</text:span></text:p>
            <text:p text:style-name="P9"><text:span text:style-name="T11"><text:s text:c="2"/></text:span><text:span text:style-name="T11">/ \</text:span></text:p>
            <text:p text:style-name="P9"><text:span text:style-name="T11">(a) <text:s/>*</text:span></text:p>
            <text:p text:style-name="P9"><text:span text:style-name="T11"><text:s text:c="4"/></text:span><text:span text:style-name="T11">/ \</text:span></text:p>
            <text:p text:style-name="P9"><text:span text:style-name="T11"><text:s text:c="2"/></text:span><text:span text:style-name="T11">(b) (c)</text:span></text:p>
          </draw:text-box>
        </draw:frame>
        <draw:polyline draw:style-name="gr6" draw:text-style-name="P11" xml:id="id41" draw:id="id41" draw:layer="layout" svg:width="1.269cm" svg:height="0cm" svg:x="20.329cm" svg:y="10.65cm" svg:viewBox="0 0 1270 0" draw:points="0,0 127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randos</text:p>
          </draw:text-box>
        </draw:frame>
        <draw:frame presentation:style-name="pr5" draw:text-style-name="P6" draw:layer="layout" svg:width="26.959cm" svg:height="13.859cm" svg:x="-0.289cm" svg:y="5.116cm" presentation:class="outline" presentation:user-transformed="true">
          <draw:text-box>
            <text:list text:style-name="L2">
              <text:list-item>
                <text:p><text:span text:style-name="T4">Ordem de avaliação</text:span></text:p>
                <text:list>
                  <text:list-item>
                    <text:p xml:id="id47" text:id="id47"><text:span text:style-name="T4">Esquerda para a direita</text:span></text:p>
                  </text:list-item>
                  <text:list-item>
                    <text:p xml:id="id48" text:id="id48"><text:span text:style-name="T4">Paralelo</text:span></text:p>
                  </text:list-item>
                  <text:list-item>
                    <text:p xml:id="id49" text:id="id49"><text:span text:style-name="T4">Não especificado</text:span></text:p>
                    <text:list>
                      <text:list-item>
                        <text:p xml:id="id50" text:id="id50"><text:span text:style-name="T19">Cuidado! Em C a ordem não é especificada:</text:span></text:p>
                        <text:p xml:id="id51" text:id="id51"><text:span text:style-name="T20"><text:s text:c="2"/></text:span><text:span text:style-name="T20">x = f(&amp;v) + g(&amp;v);</text:span></text:p>
                      </text:list-item>
                      <text:list-item>
                        <text:p xml:id="id52" text:id="id52"><text:span text:style-name="T20"><text:s text:c="2"/></text:span><text:span text:style-name="T20">a = f(&amp;v);</text:span></text:p>
                        <text:p xml:id="id53" text:id="id53"><text:span text:style-name="T20"><text:s text:c="2"/></text:span><text:span text:style-name="T20">b = g(&amp;v);</text:span></text:p>
                        <text:p xml:id="id54" text:id="id54"><text:span text:style-name="T20"><text:s text:c="2"/></text:span><text:span text:style-name="T20">x = a + b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2" xml:id="id44" draw:id="id44" draw:layer="layout" svg:width="4.379cm" svg:height="1.06cm" svg:x="15.99cm" svg:y="8.06cm">
          <draw:text-box>
            <text:p text:style-name="P11"><text:span text:style-name="T11">a + b * c</text:span></text:p>
          </draw:text-box>
        </draw:frame>
        <draw:frame draw:style-name="gr5" draw:text-style-name="P10" xml:id="id45" draw:id="id45" draw:layer="layout" svg:width="4.083cm" svg:height="3.936cm" svg:x="22.491cm" svg:y="6.86cm">
          <draw:text-box>
            <text:p text:style-name="P9"><text:span text:style-name="T11"><text:s text:c="3"/></text:span><text:span text:style-name="T11">+</text:span></text:p>
            <text:p text:style-name="P9"><text:span text:style-name="T11"><text:s text:c="2"/></text:span><text:span text:style-name="T11">/ \</text:span></text:p>
            <text:p text:style-name="P9"><text:span text:style-name="T11">(a) <text:s/>*</text:span></text:p>
            <text:p text:style-name="P9"><text:span text:style-name="T11"><text:s text:c="4"/></text:span><text:span text:style-name="T11">/ \</text:span></text:p>
            <text:p text:style-name="P9"><text:span text:style-name="T11"><text:s text:c="2"/></text:span><text:span text:style-name="T11">(b) (c)</text:span></text:p>
          </draw:text-box>
        </draw:frame>
        <draw:polyline draw:style-name="gr6" draw:text-style-name="P11" xml:id="id46" draw:id="id46" draw:layer="layout" svg:width="1.269cm" svg:height="0cm" svg:x="20.829cm" svg:y="8.55cm" svg:viewBox="0 0 1270 0" draw:points="0,0 127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andos</text:p>
          </draw:text-box>
        </draw:frame>
        <draw:frame presentation:style-name="pr5" draw:text-style-name="P6" draw:layer="layout" svg:width="26.959cm" svg:height="13.859cm" svg:x="-0.289cm" svg:y="5.116cm" presentation:class="outline" presentation:user-transformed="true">
          <draw:text-box>
            <text:list text:style-name="L2">
              <text:list-item>
                <text:p xml:id="id55" text:id="id55"><text:span text:style-name="T4">Executam em sequência</text:span></text:p>
              </text:list-item>
              <text:list-item>
                <text:p xml:id="id56" text:id="id56"><text:span text:style-name="T4">Alteram o estado da máquina</text:span></text:p>
                <text:list>
                  <text:list-item>
                    <text:p xml:id="id57" text:id="id57"><text:span text:style-name="T21">Efeito colateral</text:span></text:p>
                  </text:list-item>
                  <text:list-item>
                    <text:p xml:id="id58" text:id="id58"><text:span text:style-name="T6">Memória</text:span></text:p>
                    <text:list>
                      <text:list-item>
                        <text:p xml:id="id59" text:id="id59"><text:span text:style-name="T6">a = 10</text:span></text:p>
                      </text:list-item>
                    </text:list>
                  </text:list-item>
                  <text:list-item>
                    <text:p xml:id="id60" text:id="id60"><text:span text:style-name="T6">Dispositivo de saída</text:span></text:p>
                    <text:list>
                      <text:list-item>
                        <text:p xml:id="id61" text:id="id61"><text:span text:style-name="T6">print(a)</text:span></text:p>
                      </text:list-item>
                    </text:list>
                  </text:list-item>
                </text:list>
              </text:list-item>
              <text:list-item>
                <text:p xml:id="id73" text:id="id73"><text:span text:style-name="T22">Atribuição, Chamada de rotina, <text:s text:c="39"/></text:span><text:span text:style-name="T23">Comandos compostos (blocos de controle)</text:span></text:p>
              </text:list-item>
            </text:list>
          </draw:text-box>
        </draw:frame>
        <draw:frame draw:style-name="gr4" draw:text-style-name="P10" xml:id="id62" draw:id="id62" draw:layer="layout" svg:width="4.379cm" svg:height="3.91cm" svg:x="13.79cm" svg:y="9.36cm">
          <draw:text-box>
            <text:p text:style-name="P9"><text:span text:style-name="T11">a = 10;</text:span></text:p>
            <text:p text:style-name="P9"><text:span text:style-name="T11">print(a);</text:span></text:p>
            <text:p text:style-name="P9"><text:span text:style-name="T11">a = 100;</text:span></text:p>
            <text:p text:style-name="P9"><text:span text:style-name="T11">print(a);</text:span></text:p>
            <text:p text:style-name="P9"><text:span text:style-name="T24"/></text:p>
          </draw:text-box>
        </draw:frame>
        <draw:frame draw:style-name="gr5" draw:text-style-name="P10" xml:id="id63" draw:id="id63" draw:layer="layout" svg:width="5.179cm" svg:height="3.936cm" svg:x="21.491cm" svg:y="7.36cm">
          <draw:text-box>
            <text:p text:style-name="P9"><text:span text:style-name="T11">Memória <text:s text:c="2"/>------------</text:span></text:p>
            <text:p text:style-name="P9"><text:span text:style-name="T11">a <text:s text:c="3"/>| <text:s text:c="3"/>?</text:span></text:p>
            <text:p text:style-name="P9"><text:span text:style-name="T11">b <text:s text:c="3"/>| <text:s text:c="3"/>? </text:span></text:p>
            <text:p text:style-name="P9"><text:span text:style-name="T11">...</text:span></text:p>
          </draw:text-box>
        </draw:frame>
        <draw:polyline draw:style-name="gr6" draw:text-style-name="P11" xml:id="id66" draw:id="id66" draw:layer="layout" svg:width="3.32cm" svg:height="0.391cm" svg:x="18.169cm" svg:y="9.325cm" svg:viewBox="0 0 3321 392" draw:points="0,392 3321,0">
          <text:p/>
        </draw:polyline>
        <draw:frame draw:style-name="gr5" draw:text-style-name="P10" xml:id="id64" draw:id="id64" draw:layer="layout" svg:width="5.178cm" svg:height="4.673cm" svg:x="21.492cm" svg:y="13.361cm">
          <draw:text-box>
            <text:p text:style-name="P9"><text:span text:style-name="T11">Tela</text:span></text:p>
            <text:p text:style-name="P9"><text:span text:style-name="T11">------------</text:span></text:p>
            <text:p text:style-name="P9"><text:span text:style-name="T11"/></text:p>
            <text:p text:style-name="P9"><text:span text:style-name="T11"/></text:p>
            <text:p text:style-name="P9"><text:span text:style-name="T11"/></text:p>
            <text:p text:style-name="P9"><text:span text:style-name="T11"/></text:p>
          </draw:text-box>
        </draw:frame>
        <draw:polyline draw:style-name="gr6" draw:text-style-name="P11" xml:id="id68" draw:id="id68" draw:layer="layout" svg:width="3.322cm" svg:height="4.606cm" svg:x="18.169cm" svg:y="10.675cm" svg:viewBox="0 0 3323 4607" draw:points="0,0 3323,4607">
          <text:p/>
        </draw:polyline>
        <draw:polyline draw:style-name="gr6" draw:text-style-name="P11" xml:id="id70" draw:id="id70" draw:layer="layout" svg:width="3.32cm" svg:height="2.079cm" svg:x="18.169cm" svg:y="9.325cm" svg:viewBox="0 0 3321 2080" draw:points="0,2080 3321,0">
          <text:p/>
        </draw:polyline>
        <draw:polyline draw:style-name="gr6" draw:text-style-name="P11" xml:id="id72" draw:id="id72" draw:layer="layout" svg:width="3.322cm" svg:height="4.059cm" svg:x="18.169cm" svg:y="11.998cm" svg:viewBox="0 0 3323 4060" draw:points="0,0 3323,4060">
          <text:p/>
        </draw:polyline>
        <draw:frame draw:style-name="gr5" draw:text-style-name="P10" xml:id="id65" draw:id="id65" draw:layer="layout" svg:width="5.179cm" svg:height="3.936cm" svg:x="21.492cm" svg:y="7.36cm">
          <draw:text-box>
            <text:p text:style-name="P9"><text:span text:style-name="T11">Memória <text:s text:c="2"/>------------</text:span></text:p>
            <text:p text:style-name="P9"><text:span text:style-name="T11">a <text:s text:c="3"/>| <text:s text:c="2"/>10</text:span></text:p>
            <text:p text:style-name="P9"><text:span text:style-name="T11">b <text:s text:c="3"/>| <text:s text:c="3"/>? </text:span></text:p>
            <text:p text:style-name="P9"><text:span text:style-name="T11">...</text:span></text:p>
          </draw:text-box>
        </draw:frame>
        <draw:frame draw:style-name="gr5" draw:text-style-name="P10" xml:id="id67" draw:id="id67" draw:layer="layout" svg:width="5.178cm" svg:height="4.673cm" svg:x="21.492cm" svg:y="13.362cm">
          <draw:text-box>
            <text:p text:style-name="P9"><text:span text:style-name="T11">Tela</text:span></text:p>
            <text:p text:style-name="P9"><text:span text:style-name="T11">------------</text:span></text:p>
            <text:p text:style-name="P9"><text:span text:style-name="T11">10</text:span></text:p>
            <text:p text:style-name="P9"><text:span text:style-name="T11"/></text:p>
            <text:p text:style-name="P9"><text:span text:style-name="T11"/></text:p>
            <text:p text:style-name="P9"><text:span text:style-name="T11"/></text:p>
          </draw:text-box>
        </draw:frame>
        <draw:frame draw:style-name="gr5" draw:text-style-name="P10" xml:id="id69" draw:id="id69" draw:layer="layout" svg:width="5.179cm" svg:height="3.936cm" svg:x="21.493cm" svg:y="7.36cm">
          <draw:text-box>
            <text:p text:style-name="P9"><text:span text:style-name="T11">Memória <text:s text:c="2"/>------------</text:span></text:p>
            <text:p text:style-name="P9"><text:span text:style-name="T11">a <text:s text:c="3"/>| <text:s/>100</text:span></text:p>
            <text:p text:style-name="P9"><text:span text:style-name="T11">b <text:s text:c="3"/>| <text:s text:c="3"/>? </text:span></text:p>
            <text:p text:style-name="P9"><text:span text:style-name="T11">...</text:span></text:p>
          </draw:text-box>
        </draw:frame>
        <draw:frame draw:style-name="gr5" draw:text-style-name="P10" xml:id="id71" draw:id="id71" draw:layer="layout" svg:width="5.178cm" svg:height="4.673cm" svg:x="21.492cm" svg:y="13.363cm">
          <draw:text-box>
            <text:p text:style-name="P9"><text:span text:style-name="T11">Tela</text:span></text:p>
            <text:p text:style-name="P9"><text:span text:style-name="T11">------------</text:span></text:p>
            <text:p text:style-name="P9"><text:span text:style-name="T11">10</text:span></text:p>
            <text:p text:style-name="P9"><text:span text:style-name="T11">100</text:span></text:p>
            <text:p text:style-name="P9"><text:span text:style-name="T11"/></text:p>
            <text:p text:style-name="P9"><text:span text:style-name="T1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ondicionais</text:p>
          </draw:text-box>
        </draw:frame>
        <draw:frame presentation:style-name="pr5" draw:text-style-name="P6" draw:layer="layout" svg:width="26.959cm" svg:height="15.521cm" svg:x="-0.289cm" svg:y="5.116cm" presentation:class="outline" presentation:user-transformed="true">
          <draw:text-box>
            <text:list text:style-name="L2">
              <text:list-item>
                <text:p xml:id="id74" text:id="id74"><text:span text:style-name="T4">Escolha entre diversos caminhos de execução possíveis</text:span></text:p>
              </text:list-item>
              <text:list-item>
                <text:p xml:id="id75" text:id="id75"><text:span text:style-name="T4">Escolha se baseia no estado atual da da máquina</text:span></text:p>
                <text:list>
                  <text:list-item>
                    <text:p xml:id="id76" text:id="id76"><text:span text:style-name="T6">Memória</text:span></text:p>
                    <text:list>
                      <text:list-item>
                        <text:p xml:id="id78" text:id="id78"><text:span text:style-name="T25">if</text:span><text:span text:style-name="T26"> (a == 10) </text:span><text:span text:style-name="T25">then</text:span></text:p>
                        <text:p xml:id="id79" text:id="id79"><text:span text:style-name="T26"><text:s text:c="4"/></text:span><text:span text:style-name="T26">print('a é igual a 10')</text:span></text:p>
                        <text:p xml:id="id80" text:id="id80"><text:span text:style-name="T25">else</text:span></text:p>
                        <text:p xml:id="id81" text:id="id81"><text:span text:style-name="T26"><text:s text:c="4"/></text:span><text:span text:style-name="T26">print('a é diferente de 10')</text:span></text:p>
                        <text:p xml:id="id82" text:id="id82"><text:span text:style-name="T25">end</text:span></text:p>
                      </text:list-item>
                    </text:list>
                  </text:list-item>
                  <text:list-item>
                    <text:p xml:id="id85" text:id="id85"><text:span text:style-name="T6">Dispositivo de entrada</text:span></text:p>
                    <text:list>
                      <text:list-item>
                        <text:p xml:id="id87" text:id="id87"><text:span text:style-name="T25">if</text:span><text:span text:style-name="T26"> (key() == 'x') </text:span><text:span text:style-name="T25">then</text:span></text:p>
                        <text:p xml:id="id88" text:id="id88"><text:span text:style-name="T26"><text:s text:c="4"/></text:span><text:span text:style-name="T26">print('você pressionou x')</text:span></text:p>
                        <text:p xml:id="id89" text:id="id89"><text:span text:style-name="T25">else</text:span></text:p>
                        <text:p xml:id="id90" text:id="id90"><text:span text:style-name="T26"><text:s text:c="4"/></text:span><text:span text:style-name="T26">print('você pressionou outra tecla')</text:span></text:p>
                        <text:p xml:id="id91" text:id="id91"><text:span text:style-name="T25">en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0" xml:id="id77" draw:id="id77" draw:layer="layout" svg:width="5.179cm" svg:height="3.936cm" svg:x="21.693cm" svg:y="11.16cm">
          <draw:text-box>
            <text:p text:style-name="P9"><text:span text:style-name="T11">Memória <text:s text:c="2"/>------------</text:span></text:p>
            <text:p text:style-name="P9"><text:span text:style-name="T11">a <text:s text:c="3"/>| <text:s/>100</text:span></text:p>
            <text:p text:style-name="P9"><text:span text:style-name="T11">b <text:s text:c="3"/>| <text:s text:c="3"/>? </text:span></text:p>
            <text:p text:style-name="P9"><text:span text:style-name="T11">...</text:span></text:p>
          </draw:text-box>
        </draw:frame>
        <draw:frame draw:style-name="gr5" draw:text-style-name="P10" xml:id="id86" draw:id="id86" draw:layer="layout" svg:width="5.178cm" svg:height="3.095cm" svg:x="21.692cm" svg:y="16.363cm">
          <draw:text-box>
            <text:p text:style-name="P9"><text:span text:style-name="T11">Teclado</text:span></text:p>
            <text:p text:style-name="P9"><text:span text:style-name="T11">------------</text:span></text:p>
            <text:p text:style-name="P9"><text:span text:style-name="T11">x</text:span></text:p>
          </draw:text-box>
        </draw:frame>
        <draw:polyline draw:style-name="gr6" draw:text-style-name="P11" xml:id="id83" draw:id="id83" draw:layer="layout" svg:width="12.706cm" svg:height="2.371cm" svg:x="8.986cm" svg:y="10.766cm" svg:viewBox="0 0 12707 2372" draw:points="12707,2372 0,0">
          <text:p/>
        </draw:polyline>
        <draw:polyline draw:style-name="gr6" draw:text-style-name="P11" xml:id="id92" draw:id="id92" draw:layer="layout" svg:width="12.114cm" svg:height="1.411cm" svg:x="9.579cm" svg:y="16.788cm" svg:viewBox="0 0 12115 1412" draw:points="12115,1412 0,0">
          <text:p/>
        </draw:polyline>
        <draw:custom-shape draw:style-name="gr8" draw:text-style-name="P11" xml:id="id84" draw:id="id84" draw:layer="layout" svg:width="9.912cm" svg:height="1.283cm" svg:x="7.93cm" svg:y="12.55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xml:id="id93" draw:id="id93" draw:layer="layout" svg:width="9.912cm" svg:height="1.283cm" svg:x="7.93cm" svg:y="16.85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ondicionais</text:p>
          </draw:text-box>
        </draw:frame>
        <draw:frame presentation:style-name="pr5" draw:text-style-name="P6" draw:layer="layout" svg:width="26.959cm" svg:height="13.859cm" svg:x="-0.289cm" svg:y="5.116cm" presentation:class="outline" presentation:user-transformed="true">
          <draw:text-box>
            <text:list text:style-name="L2">
              <text:list-item>
                <text:p xml:id="id94" text:id="id94"><text:span text:style-name="T4">Escolha entre dois caminhos</text:span></text:p>
                <text:list>
                  <text:list-item>
                    <text:p xml:id="id95" text:id="id95"><text:span text:style-name="T25">if</text:span><text:span text:style-name="T26"> (&lt;Exp-Condição&gt;) {</text:span></text:p>
                    <text:p xml:id="id96" text:id="id96"><text:span text:style-name="T26"><text:s text:c="4"/></text:span><text:span text:style-name="T26">&lt;Sequência-Verdadeiro&gt;</text:span></text:p>
                    <text:p xml:id="id97" text:id="id97"><text:span text:style-name="T26">} </text:span><text:span text:style-name="T25">else</text:span><text:span text:style-name="T26"> {</text:span></text:p>
                    <text:p xml:id="id98" text:id="id98"><text:span text:style-name="T26"><text:s text:c="4"/></text:span><text:span text:style-name="T26">&lt;Sequência-Falso&gt;</text:span></text:p>
                    <text:p xml:id="id99" text:id="id99"><text:span text:style-name="T26">}</text:span></text:p>
                  </text:list-item>
                </text:list>
              </text:list-item>
              <text:list-item>
                <text:p xml:id="id100" text:id="id100"><text:span text:style-name="T27">Cuidado! Em C, uso sem delimitadores {} é ambíguo:</text:span></text:p>
                <text:list>
                  <text:list-item>
                    <text:p xml:id="id101" text:id="id101"><text:span text:style-name="T25">if</text:span><text:span text:style-name="T26"> (&lt;Exp-Condição-1&gt;)</text:span></text:p>
                    <text:p xml:id="id102" text:id="id102"><text:span text:style-name="T26"><text:s text:c="4"/></text:span><text:span text:style-name="T25">if</text:span><text:span text:style-name="T26"> (&lt;Exp-Condição-2&gt;)</text:span></text:p>
                    <text:p xml:id="id103" text:id="id103"><text:span text:style-name="T26"><text:s text:c="8"/></text:span><text:span text:style-name="T26">&lt;Comando-2-Verdadeiro&gt;;</text:span></text:p>
                    <text:p xml:id="id104" text:id="id104"><text:span text:style-name="T26"><text:s text:c="2"/></text:span><text:span text:style-name="T25">else</text:span></text:p>
                    <text:p xml:id="id105" text:id="id105"><text:span text:style-name="T26"><text:s text:c="6"/></text:span><text:span text:style-name="T26">&lt;Comando-[1/2]-False&gt;;</text:span></text:p>
                  </text:list-item>
                </text:list>
              </text:list-item>
            </text:list>
          </draw:text-box>
        </draw:frame>
        <draw:polyline draw:style-name="gr6" draw:text-style-name="P11" xml:id="id106" draw:id="id106" draw:layer="layout" svg:width="0.488cm" svg:height="1.378cm" svg:x="5.359cm" svg:y="15.452cm" svg:viewBox="0 0 489 1379" draw:points="0,1379 489,0">
          <text:p/>
        </draw:polyline>
        <draw:polyline draw:style-name="gr6" draw:text-style-name="P11" xml:id="id108" draw:id="id108" draw:layer="layout" svg:width="0.711cm" svg:height="2.445cm" svg:x="4.647cm" svg:y="14.385cm" svg:viewBox="0 0 712 2446" draw:points="712,2446 0,0">
          <text:p/>
        </draw:polyline>
        <draw:frame draw:style-name="gr9" draw:text-style-name="P13" xml:id="id107" draw:id="id107" draw:layer="layout" svg:width="4.98cm" svg:height="4.323cm" svg:x="15.353cm" svg:y="14.286cm">
          <draw:text-box>
            <text:p text:style-name="P9"><text:span text:style-name="T28"><text:s text:c="9"/></text:span><text:span text:style-name="T28">if-1</text:span></text:p>
            <text:p text:style-name="P9"><text:span text:style-name="T28"><text:s text:c="8"/></text:span><text:span text:style-name="T28">/ <text:s text:c="3"/>\</text:span></text:p>
            <text:p text:style-name="P9"><text:span text:style-name="T28"><text:s text:c="6"/></text:span><text:span text:style-name="T28">if-2 <text:s text:c="3"/>-</text:span></text:p>
            <text:p text:style-name="P9"><text:span text:style-name="T28"><text:s text:c="5"/></text:span><text:span text:style-name="T28">/ <text:s text:c="3"/>\</text:span></text:p>
            <text:p text:style-name="P9"><text:span text:style-name="T28">cmd-2-V <text:s/>else</text:span></text:p>
            <text:p text:style-name="P9"><text:span text:style-name="T28"><text:s text:c="11"/></text:span><text:span text:style-name="T28">|</text:span></text:p>
            <text:p text:style-name="P9"><text:span text:style-name="T28"><text:s text:c="8"/></text:span><text:span text:style-name="T28">cmd-2-F</text:span></text:p>
          </draw:text-box>
        </draw:frame>
        <draw:frame draw:style-name="gr10" draw:text-style-name="P13" xml:id="id109" draw:id="id109" draw:layer="layout" svg:width="6.914cm" svg:height="5.412cm" svg:x="20.912cm" svg:y="14.287cm">
          <draw:text-box>
            <text:p text:style-name="P9"><text:span text:style-name="T28"><text:s text:c="9"/></text:span><text:span text:style-name="T28">if-1</text:span></text:p>
            <text:p text:style-name="P9"><text:span text:style-name="T28"><text:s text:c="8"/></text:span><text:span text:style-name="T28">/ <text:s text:c="3"/>\</text:span></text:p>
            <text:p text:style-name="P9"><text:span text:style-name="T28"><text:s text:c="6"/></text:span><text:span text:style-name="T28">if-2 <text:s text:c="3"/>else</text:span></text:p>
            <text:p text:style-name="P9"><text:span text:style-name="T28"><text:s text:c="5"/></text:span><text:span text:style-name="T28">/ <text:s text:c="3"/>\ <text:s text:c="4"/>|</text:span></text:p>
            <text:p text:style-name="P9"><text:span text:style-name="T28">cmd-2-V <text:s text:c="3"/>- <text:s/>cmd-1-F</text:span></text:p>
            <text:p text:style-name="P9"><text:span text:style-name="T2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ondicionais</text:p>
          </draw:text-box>
        </draw:frame>
        <draw:frame presentation:style-name="pr5" draw:text-style-name="P6" draw:layer="layout" svg:width="26.959cm" svg:height="13.95cm" svg:x="-0.289cm" svg:y="5.116cm" presentation:class="outline" presentation:user-transformed="true">
          <draw:text-box>
            <text:list text:style-name="L2">
              <text:list-item>
                <text:p xml:id="id110" text:id="id110"><text:span text:style-name="T4">Escolha entre múltiplos caminhos</text:span></text:p>
                <text:list>
                  <text:list-item>
                    <text:p xml:id="id111" text:id="id111"><text:span text:style-name="T25">switch</text:span><text:span text:style-name="T26"> (&lt;Exp-Condição&gt;) {</text:span></text:p>
                    <text:p xml:id="id112" text:id="id112"><text:span text:style-name="T26"><text:s text:c="4"/></text:span><text:span text:style-name="T25">case</text:span><text:span text:style-name="T26"> &lt;Exp-1&gt;:</text:span></text:p>
                    <text:p xml:id="id113" text:id="id113"><text:span text:style-name="T26"><text:s text:c="8"/></text:span><text:span text:style-name="T26">&lt;Sequência-V1&gt;</text:span></text:p>
                    <text:p xml:id="id114" text:id="id114"><text:span text:style-name="T26"><text:s text:c="4"/></text:span><text:span text:style-name="T26">&lt;...&gt;</text:span></text:p>
                    <text:p xml:id="id115" text:id="id115"><text:span text:style-name="T26"><text:s text:c="4"/></text:span><text:span text:style-name="T25">case</text:span><text:span text:style-name="T26"> &lt;Exp-N&gt;:</text:span></text:p>
                    <text:p xml:id="id116" text:id="id116"><text:span text:style-name="T26"><text:s text:c="8"/></text:span><text:span text:style-name="T26">&lt;Sequência-VN&gt;</text:span></text:p>
                    <text:p xml:id="id117" text:id="id117"><text:span text:style-name="T26"><text:s text:c="4"/></text:span><text:span text:style-name="T25">default</text:span><text:span text:style-name="T26">:</text:span></text:p>
                    <text:p xml:id="id118" text:id="id118"><text:span text:style-name="T26"><text:s text:c="8"/></text:span><text:span text:style-name="T26">&lt;Sequência-Alternativa&gt;</text:span></text:p>
                    <text:p xml:id="id119" text:id="id119"><text:span text:style-name="T26">}</text:span></text:p>
                  </text:list-item>
                </text:list>
              </text:list-item>
              <text:list-item>
                <text:p xml:id="id120" text:id="id120"><text:span text:style-name="T4">Pode ser traduzido/entendido como if-else aninhados</text:span></text:p>
              </text:list-item>
              <text:list-item>
                <text:p xml:id="id123" text:id="id123"><text:span text:style-name="T4">Porém, implementações otimizadas podem cortar caminhos</text:span></text:p>
              </text:list-item>
            </text:list>
          </draw:text-box>
        </draw:frame>
        <draw:frame draw:style-name="gr10" draw:text-style-name="P13" xml:id="id121" draw:id="id121" draw:layer="layout" svg:width="9.971cm" svg:height="8.315cm" svg:x="17.298cm" svg:y="6.505cm">
          <draw:text-box>
            <text:p text:style-name="P9"><text:span text:style-name="T28">v = &lt;Exp-Condição&gt;</text:span></text:p>
            <text:p text:style-name="P9"><text:span text:style-name="T28">if (v == &lt;Exp-1&gt;) then</text:span></text:p>
            <text:p text:style-name="P9"><text:span text:style-name="T28"><text:tab/></text:span><text:span text:style-name="T28">&lt;Sequência-V1&gt;</text:span></text:p>
            <text:p text:style-name="P9"><text:span text:style-name="T28">else</text:span></text:p>
            <text:p text:style-name="P9"><text:span text:style-name="T28"><text:s text:c="4"/></text:span><text:span text:style-name="T28">if (v == &lt;Exp-2&gt;) then</text:span></text:p>
            <text:p text:style-name="P9"><text:span text:style-name="T28"><text:s text:c="8"/></text:span><text:span text:style-name="T28">&lt;Sequência-V2&gt;</text:span></text:p>
            <text:p text:style-name="P9"><text:span text:style-name="T28"><text:tab/></text:span><text:span text:style-name="T28">else</text:span></text:p>
            <text:p text:style-name="P9"><text:span text:style-name="T28"><text:tab/></text:span><text:span text:style-name="T28"><text:tab/></text:span><text:span text:style-name="T28">... </text:span></text:p>
            <text:p text:style-name="P9"><text:span text:style-name="T28"><text:s text:c="9"/></text:span><text:span text:style-name="T28"><text:tab/></text:span><text:span text:style-name="T28">else</text:span></text:p>
            <text:p text:style-name="P9"><text:span text:style-name="T28"><text:tab/></text:span><text:span text:style-name="T28"><text:tab/></text:span><text:span text:style-name="T28"><text:tab/></text:span><text:span text:style-name="T28"><text:tab/></text:span><text:span text:style-name="T28">&lt;Sequência-Alt&gt;</text:span></text:p>
            <text:p text:style-name="P9"><text:span text:style-name="T28"><text:s text:c="13"/></text:span><text:span text:style-name="T28">end</text:span></text:p>
            <text:p text:style-name="P9"><text:span text:style-name="T28"><text:s text:c="8"/></text:span><text:span text:style-name="T28">... </text:span></text:p>
            <text:p text:style-name="P9"><text:span text:style-name="T28"><text:s text:c="4"/></text:span><text:span text:style-name="T28">end</text:span></text:p>
            <text:p text:style-name="P9"><text:span text:style-name="T28">end</text:span></text:p>
          </draw:text-box>
        </draw:frame>
        <draw:polyline draw:style-name="gr6" draw:text-style-name="P11" xml:id="id122" draw:id="id122" draw:layer="layout" svg:width="3.312cm" svg:height="0.022cm" svg:x="13.563cm" svg:y="10.449cm" svg:viewBox="0 0 3313 23" draw:points="0,23 3313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Repetições (loops)</text:p>
          </draw:text-box>
        </draw:frame>
        <draw:frame presentation:style-name="pr5" draw:text-style-name="P6" draw:layer="layout" svg:width="26.959cm" svg:height="13.859cm" svg:x="-0.289cm" svg:y="5.116cm" presentation:class="outline" presentation:user-transformed="true">
          <draw:text-box>
            <text:list text:style-name="L2">
              <text:list-item>
                <text:p xml:id="id124" text:id="id124"><text:span text:style-name="T4">Repetição de uma sequência de comandos</text:span></text:p>
              </text:list-item>
              <text:list-item>
                <text:p xml:id="id125" text:id="id125"><text:span text:style-name="T4">Término se baseia em uma condição</text:span></text:p>
                <text:p><text:span text:style-name="T7"/></text:p>
                <text:p xml:id="id126" text:id="id126"><text:span text:style-name="T7">a = 64;</text:span></text:p>
                <text:p xml:id="id127" text:id="id127"><text:span text:style-name="T29">while</text:span><text:span text:style-name="T7"> (a &gt; 10) </text:span><text:span text:style-name="T29">do</text:span></text:p>
                <text:p xml:id="id128" text:id="id128"><text:span text:style-name="T7"><text:s text:c="4"/></text:span><text:span text:style-name="T7">print(a)</text:span></text:p>
                <text:p xml:id="id129" text:id="id129"><text:span text:style-name="T7"><text:s text:c="4"/></text:span><text:span text:style-name="T7">a = a / 2</text:span></text:p>
                <text:p xml:id="id130" text:id="id130"><text:span text:style-name="T29">end</text:span></text:p>
                <text:p><text:span text:style-name="T14"/></text:p>
              </text:list-item>
            </text:list>
          </draw:text-box>
        </draw:frame>
        <draw:custom-shape draw:style-name="gr8" draw:text-style-name="P11" xml:id="id131" draw:id="id131" draw:layer="layout" svg:width="4.151cm" svg:height="2.281cm" svg:x="3.53cm" svg:y="12.25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132" draw:id="id132" draw:layer="layout" svg:width="3.197cm" svg:height="0.927cm" svg:x="4.73cm" svg:y="11.057cm">
          <text:p/>
          <draw:enhanced-geometry svg:viewBox="0 0 21600 21600" draw:type="rectangle" draw:enhanced-path="M 0 0 L 21600 0 21600 21600 0 21600 0 0 Z N"/>
        </draw:custom-shape>
        <draw:frame draw:style-name="gr12" draw:text-style-name="P10" xml:id="id133" draw:id="id133" draw:layer="layout" svg:width="5.539cm" svg:height="4.673cm" svg:x="17.905cm" svg:y="9.242cm">
          <draw:text-box>
            <text:p text:style-name="P9"><text:span text:style-name="T11">Memória</text:span></text:p>
            <text:p text:style-name="P9"><text:span text:style-name="T11">-------------</text:span></text:p>
            <text:p text:style-name="P9"><text:span text:style-name="T30">r1</text:span><text:span text:style-name="T11">: <text:s/>a <text:s/>| <text:s/>64</text:span></text:p>
            <text:p text:style-name="P9"><text:span text:style-name="T30">r2</text:span><text:span text:style-name="T11">: <text:s/>a <text:s/>| <text:s/>32</text:span></text:p>
            <text:p text:style-name="P9"><text:span text:style-name="T30">r3</text:span><text:span text:style-name="T11">: <text:s/>a <text:s/>| <text:s/>16</text:span></text:p>
            <text:p text:style-name="P9"><text:span text:style-name="T30">r4</text:span><text:span text:style-name="T11">: <text:s/>a <text:s/>| <text:s text:c="2"/>8</text:span></text:p>
          </draw:text-box>
        </draw:frame>
        <draw:frame draw:style-name="gr12" draw:text-style-name="P10" xml:id="id134" draw:id="id134" draw:layer="layout" svg:width="5.492cm" svg:height="3.936cm" svg:x="17.906cm" svg:y="14.843cm">
          <draw:text-box>
            <text:p text:style-name="P9"><text:span text:style-name="T11">Tela</text:span></text:p>
            <text:p text:style-name="P9"><text:span text:style-name="T11">-------------</text:span></text:p>
            <text:p text:style-name="P9"><text:span text:style-name="T30">r1</text:span><text:span text:style-name="T31">: <text:s/>64</text:span></text:p>
            <text:p text:style-name="P9"><text:span text:style-name="T30">r2</text:span><text:span text:style-name="T31">: <text:s/>32</text:span></text:p>
            <text:p text:style-name="P9"><text:span text:style-name="T30">r3</text:span><text:span text:style-name="T31">: <text:s/>16</text:span></text:p>
          </draw:text-box>
        </draw:frame>
        <draw:custom-shape draw:style-name="gr8" draw:text-style-name="P11" xml:id="id135" draw:id="id135" draw:layer="layout" svg:width="5.79cm" svg:height="0.972cm" svg:x="17.754cm" svg:y="10.6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xml:id="id136" draw:id="id136" draw:layer="layout" svg:width="5.79cm" svg:height="0.972cm" svg:x="17.754cm" svg:y="16.2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xml:id="id137" draw:id="id137" draw:layer="layout" svg:width="5.79cm" svg:height="0.972cm" svg:x="17.754cm" svg:y="11.4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xml:id="id139" draw:id="id139" draw:layer="layout" svg:width="5.79cm" svg:height="0.972cm" svg:x="17.754cm" svg:y="12.1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xml:id="id141" draw:id="id141" draw:layer="layout" svg:width="5.79cm" svg:height="0.972cm" svg:x="17.754cm" svg:y="12.9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xml:id="id138" draw:id="id138" draw:layer="layout" svg:width="5.79cm" svg:height="0.972cm" svg:x="17.754cm" svg:y="17.0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xml:id="id140" draw:id="id140" draw:layer="layout" svg:width="5.79cm" svg:height="0.972cm" svg:x="17.754cm" svg:y="17.7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box" presentation:preset-sub-type="in">
                  <anim:transitionFilter smil:dur="0.5s" smil:targetElement="id135" smil:type="irisWipe" smil:subtype="rectangle" smil:mode="out" smil:direction="reverse"/>
                  <anim:set smil:begin="0.499s" smil:dur="0.001s" smil:fill="hold" smil:targetElement="id135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box" presentation:preset-sub-type="in">
                  <anim:transitionFilter smil:dur="0.5s" smil:targetElement="id136" smil:type="irisWipe" smil:subtype="rectangle" smil:mode="out" smil:direction="reverse"/>
                  <anim:set smil:begin="0.499s" smil:dur="0.001s" smil:fill="hold" smil:targetElement="id13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box" presentation:preset-sub-type="in">
                  <anim:transitionFilter smil:dur="0.5s" smil:targetElement="id137" smil:type="irisWipe" smil:subtype="rectangle" smil:mode="out" smil:direction="reverse"/>
                  <anim:set smil:begin="0.499s" smil:dur="0.001s" smil:fill="hold" smil:targetElement="id137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box" presentation:preset-sub-type="in">
                  <anim:transitionFilter smil:dur="0.5s" smil:targetElement="id138" smil:type="irisWipe" smil:subtype="rectangle" smil:mode="out" smil:direction="reverse"/>
                  <anim:set smil:begin="0.499s" smil:dur="0.001s" smil:fill="hold" smil:targetElement="id13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box" presentation:preset-sub-type="in">
                  <anim:transitionFilter smil:dur="0.5s" smil:targetElement="id139" smil:type="irisWipe" smil:subtype="rectangle" smil:mode="out" smil:direction="reverse"/>
                  <anim:set smil:begin="0.499s" smil:dur="0.001s" smil:fill="hold" smil:targetElement="id139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box" presentation:preset-sub-type="in">
                  <anim:transitionFilter smil:dur="0.5s" smil:targetElement="id140" smil:type="irisWipe" smil:subtype="rectangle" smil:mode="out" smil:direction="reverse"/>
                  <anim:set smil:begin="0.499s" smil:dur="0.001s" smil:fill="hold" smil:targetElement="id14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Repetições (loops)</text:p>
          </draw:text-box>
        </draw:frame>
        <draw:frame presentation:style-name="pr5" draw:text-style-name="P6" draw:layer="layout" svg:width="26.959cm" svg:height="15.157cm" svg:x="-0.289cm" svg:y="5.116cm" presentation:class="outline" presentation:user-transformed="true">
          <draw:text-box>
            <text:list text:style-name="L2">
              <text:list-item>
                <text:p xml:id="id142" text:id="id142"><text:span text:style-name="T4">Repetição infinita</text:span></text:p>
                <text:p xml:id="id143" text:id="id143"><text:span text:style-name="T32"><text:s text:c="4"/></text:span><text:span text:style-name="T32">while</text:span><text:span text:style-name="T14"> (true) </text:span><text:span text:style-name="T32">do</text:span></text:p>
                <text:p xml:id="id144" text:id="id144"><text:span text:style-name="T14"><text:s text:c="8"/></text:span><text:span text:style-name="T14">&lt;Sequência-Repetida-Para-Sempre&gt;</text:span></text:p>
                <text:p xml:id="id145" text:id="id145"><text:span text:style-name="T32"><text:s text:c="4"/></text:span><text:span text:style-name="T32">end</text:span></text:p>
                <text:p><text:span text:style-name="T14"/></text:p>
              </text:list-item>
              <text:list-item>
                <text:p xml:id="id146" text:id="id146"><text:span text:style-name="T4">Quebra/escape de repetição</text:span></text:p>
                <text:p xml:id="id147" text:id="id147"><text:span text:style-name="T32"><text:s text:c="4"/></text:span><text:span text:style-name="T32">while</text:span><text:span text:style-name="T14"> (&lt;Exp&gt;) </text:span><text:span text:style-name="T32">do</text:span></text:p>
                <text:p xml:id="id148" text:id="id148"><text:span text:style-name="T14"><text:s text:c="8"/></text:span><text:span text:style-name="T14">&lt;Sequência-Repetida&gt;</text:span></text:p>
                <text:p xml:id="id149" text:id="id149"><text:span text:style-name="T14"><text:s text:c="10"/></text:span><text:span text:style-name="T32">if</text:span><text:span text:style-name="T14"> &lt;Exp-2&gt; </text:span><text:span text:style-name="T32">then</text:span></text:p>
                <text:p xml:id="id150" text:id="id150"><text:span text:style-name="T14"><text:s text:c="14"/></text:span><text:span text:style-name="T32">break</text:span><text:span text:style-name="T14">; //</text:span><text:span text:style-name="T33"> força a saída do loop “mais próximo”</text:span></text:p>
                <text:p xml:id="id151" text:id="id151"><text:span text:style-name="T14"><text:s text:c="10"/></text:span><text:span text:style-name="T32">end</text:span></text:p>
                <text:p xml:id="id152" text:id="id152"><text:span text:style-name="T32"><text:s text:c="4"/></text:span><text:span text:style-name="T32">end</text:span></text:p>
              </text:list-item>
            </text:list>
          </draw:text-box>
        </draw:frame>
        <draw:polyline draw:style-name="gr6" draw:text-style-name="P11" xml:id="id155" draw:id="id155" draw:layer="layout" svg:width="3.101cm" svg:height="2.782cm" svg:x="3.928cm" svg:y="14.324cm" svg:viewBox="0 0 3102 2783" draw:points="3102,2783 0,0">
          <text:p/>
        </draw:polyline>
        <draw:custom-shape draw:style-name="gr8" draw:text-style-name="P11" xml:id="id153" draw:id="id153" draw:layer="layout" svg:width="2.736cm" svg:height="0.972cm" svg:x="7.03cm" svg:y="15.69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xml:id="id154" draw:id="id154" draw:layer="layout" svg:width="2.736cm" svg:height="0.972cm" svg:x="7.03cm" svg:y="16.89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Repetições (loops)</text:p>
          </draw:text-box>
        </draw:frame>
        <draw:frame presentation:style-name="pr5" draw:text-style-name="P6" draw:layer="layout" svg:width="26.959cm" svg:height="15.939cm" svg:x="-0.289cm" svg:y="5.116cm" presentation:class="outline" presentation:user-transformed="true">
          <draw:text-box>
            <text:list text:style-name="L2">
              <text:list-item>
                <text:p xml:id="id156" text:id="id156"><text:span text:style-name="T4">Iteradores: variável de controle sobre um conjunto de valores</text:span></text:p>
              </text:list-item>
              <text:list-item>
                <text:p xml:id="id157" text:id="id157"><text:span text:style-name="T4">Numéricos: ex., de 1 até 5</text:span></text:p>
                <text:list>
                  <text:list-header>
                    <text:p xml:id="id158" text:id="id158"><text:span text:style-name="T14">v = 0</text:span></text:p>
                    <text:p xml:id="id159" text:id="id159"><text:span text:style-name="T32">for</text:span><text:span text:style-name="T14"> i=1, 5 </text:span><text:span text:style-name="T32">do</text:span></text:p>
                    <text:p xml:id="id160" text:id="id160"><text:span text:style-name="T14"><text:s text:c="4"/></text:span><text:span text:style-name="T14">v = v + i; <text:s/>// v=1+2+3+4+5</text:span></text:p>
                    <text:p xml:id="id161" text:id="id161"><text:span text:style-name="T32">end</text:span></text:p>
                    <text:p xml:id="id162" text:id="id162"><text:span text:style-name="T14">print(v) <text:s text:c="7"/>// 15</text:span></text:p>
                  </text:list-header>
                </text:list>
              </text:list-item>
              <text:list-item>
                <text:p xml:id="id165" text:id="id165"><text:span text:style-name="T4">Genéricos (geradores)</text:span></text:p>
                <text:list>
                  <text:list-header>
                    <text:p xml:id="id166" text:id="id166"><text:span text:style-name="T34">it.start()</text:span></text:p>
                    <text:p xml:id="id167" text:id="id167"><text:span text:style-name="T32">while</text:span><text:span text:style-name="T34"> (it.hasMore()) </text:span><text:span text:style-name="T32">do</text:span></text:p>
                    <text:p xml:id="id168" text:id="id168"><text:span text:style-name="T34"><text:s text:c="4"/></text:span><text:span text:style-name="T34">v = it.next()</text:span></text:p>
                    <text:p xml:id="id169" text:id="id169"><text:span text:style-name="T34"><text:s text:c="4"/></text:span><text:span text:style-name="T34">&lt;use-v&gt;</text:span></text:p>
                    <text:p xml:id="id170" text:id="id170"><text:span text:style-name="T32">end</text:span></text:p>
                  </text:list-header>
                </text:list>
              </text:list-item>
            </text:list>
          </draw:text-box>
        </draw:frame>
        <draw:custom-shape draw:style-name="gr8" draw:text-style-name="P11" xml:id="id163" draw:id="id163" draw:layer="layout" svg:width="2.736cm" svg:height="0.817cm" svg:x="5.83cm" svg:y="9.549cm">
          <text:p/>
          <draw:enhanced-geometry svg:viewBox="0 0 21600 21600" draw:type="rectangle" draw:enhanced-path="M 0 0 L 21600 0 21600 21600 0 21600 0 0 Z N"/>
        </draw:custom-shape>
        <draw:frame draw:style-name="gr13" draw:text-style-name="P14" xml:id="id175" draw:id="id175" draw:layer="layout" svg:width="9.716cm" svg:height="2.345cm" svg:x="17.632cm" svg:y="15.286cm">
          <draw:text-box>
            <text:p text:style-name="P9"><text:span text:style-name="T35">for</text:span><text:span text:style-name="T36"> linha </text:span><text:span text:style-name="T35">in</text:span><text:span text:style-name="T36"> key.lines() </text:span><text:span text:style-name="T35">do</text:span></text:p>
            <text:p text:style-name="P9"><text:span text:style-name="T36"><text:s text:c="4"/></text:span><text:span text:style-name="T36">print(linha)</text:span></text:p>
            <text:p text:style-name="P9"><text:span text:style-name="T35">end</text:span></text:p>
          </draw:text-box>
        </draw:frame>
        <draw:polyline draw:style-name="gr6" draw:text-style-name="P11" xml:id="id174" draw:id="id174" draw:layer="layout" svg:width="3.179cm" svg:height="0.754cm" svg:x="13.941cm" svg:y="16.542cm" svg:viewBox="0 0 3180 755" draw:points="0,755 3180,0">
          <text:p/>
        </draw:polyline>
        <draw:custom-shape draw:style-name="gr8" draw:text-style-name="P11" xml:id="id176" draw:id="id176" draw:layer="layout" svg:width="3.902cm" svg:height="0.817cm" svg:x="22.168cm" svg:y="15.34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xml:id="id171" draw:id="id171" draw:layer="layout" svg:width="3.902cm" svg:height="0.817cm" svg:x="4.326cm" svg:y="15.78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xml:id="id172" draw:id="id172" draw:layer="layout" svg:width="4.592cm" svg:height="0.817cm" svg:x="7.126cm" svg:y="16.98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xml:id="id173" draw:id="id173" draw:layer="layout" svg:width="3.558cm" svg:height="0.817cm" svg:x="7.426cm" svg:y="17.98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xml:id="id164" draw:id="id164" draw:layer="layout" svg:width="4.153cm" svg:height="0.817cm" svg:x="5.83cm" svg:y="10.6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Rotinas</text:p>
          </draw:text-box>
        </draw:frame>
        <draw:frame presentation:style-name="pr5" draw:text-style-name="P6" draw:layer="layout" svg:width="26.959cm" svg:height="13.859cm" svg:x="-0.289cm" svg:y="5.116cm" presentation:class="outline" presentation:user-transformed="true">
          <draw:text-box>
            <text:list text:style-name="L2">
              <text:list-item>
                <text:p xml:id="id177" text:id="id177"><text:span text:style-name="T4">Mecanismo de decomposição de programas</text:span></text:p>
              </text:list-item>
            </text:list>
            <text:list text:style-name="L4">
              <text:list-item>
                <text:list>
                  <text:list-item>
                    <text:p xml:id="id178" text:id="id178"><text:span text:style-name="T9"><text:s/></text:span><text:span text:style-name="T9">Associa um nome a uma sequência de comandos</text:span></text:p>
                  </text:list-item>
                  <text:list-item>
                    <text:p xml:id="id179" text:id="id179"><text:span text:style-name="T9"><text:s/></text:span><text:span text:style-name="T9">Chama esse nome de outras partes do programa</text:span></text:p>
                  </text:list-item>
                </text:list>
              </text:list-item>
            </text:list>
            <text:list text:style-name="L2">
              <text:list-item>
                <text:p xml:id="id180" text:id="id180"><text:span text:style-name="T4">Exemplo:</text:span></text:p>
              </text:list-item>
            </text:list>
            <text:list text:style-name="L4">
              <text:list-item>
                <text:list>
                  <text:list-item>
                    <text:p xml:id="id181" text:id="id181"><text:span text:style-name="T9"><text:s/></text:span><text:span text:style-name="T9">Associa o nome “imprimeSoma” à sequência que <text:s text:c="26"/>imprime a soma de 1 a 5</text:span></text:p>
                  </text:list-item>
                  <text:list-item>
                    <text:p xml:id="id183" text:id="id183"><text:span text:style-name="T9"><text:s/></text:span><text:span text:style-name="T9">Chama “imprimeSoma()” de outras partes do código</text:span></text:p>
                  </text:list-item>
                </text:list>
              </text:list-item>
            </text:list>
          </draw:text-box>
        </draw:frame>
        <draw:frame draw:style-name="gr12" draw:text-style-name="P10" xml:id="id182" draw:id="id182" draw:layer="layout" svg:width="9.01cm" svg:height="5.335cm" svg:x="3.15cm" svg:y="15.34cm">
          <draw:text-box>
            <text:p text:style-name="P9"><text:span text:style-name="T37">def</text:span><text:span text:style-name="T38"> imprimeSoma </text:span><text:span text:style-name="T37">do</text:span></text:p>
            <text:p text:style-name="P9"><text:span text:style-name="T38"><text:s text:c="4"/></text:span><text:span text:style-name="T38">v = 0</text:span></text:p>
            <text:p text:style-name="P9"><text:span text:style-name="T38"><text:s text:c="4"/></text:span><text:span text:style-name="T37">for</text:span><text:span text:style-name="T38"> i=1, 5 </text:span><text:span text:style-name="T37">do</text:span></text:p>
            <text:p text:style-name="P9"><text:span text:style-name="T38"><text:s text:c="8"/></text:span><text:span text:style-name="T38">v = v + i;</text:span></text:p>
            <text:p text:style-name="P9"><text:span text:style-name="T38"><text:s text:c="4"/></text:span><text:span text:style-name="T37">end</text:span></text:p>
            <text:p text:style-name="P9"><text:span text:style-name="T38"><text:s text:c="4"/></text:span><text:span text:style-name="T38">print(v)</text:span></text:p>
            <text:p text:style-name="P9"><text:span text:style-name="T37">end</text:span></text:p>
          </draw:text-box>
        </draw:frame>
        <draw:frame draw:style-name="gr12" draw:text-style-name="P10" xml:id="id184" draw:id="id184" draw:layer="layout" svg:width="9.01cm" svg:height="3.936cm" svg:x="15.85cm" svg:y="15.941cm">
          <draw:text-box>
            <text:p text:style-name="P9"><text:span text:style-name="T38">imprimeSoma() <text:s/>// 15</text:span></text:p>
            <text:p text:style-name="P9"><text:span text:style-name="T38"/></text:p>
            <text:p text:style-name="P9"><text:span text:style-name="T38">... </text:span></text:p>
            <text:p text:style-name="P9"><text:span text:style-name="T38"/></text:p>
            <text:p text:style-name="P9"><text:span text:style-name="T38">imprimeSoma() <text:s/>// 15</text:span></text:p>
          </draw:text-box>
        </draw:frame>
        <draw:polyline draw:style-name="gr6" draw:text-style-name="P11" xml:id="id185" draw:id="id185" draw:layer="layout" svg:width="4.491cm" svg:height="0.227cm" svg:x="11.358cm" svg:y="16.423cm" svg:viewBox="0 0 4492 228" draw:points="4492,0 0,228">
          <text:p/>
        </draw:polyline>
        <draw:polyline draw:style-name="gr6" draw:text-style-name="P11" xml:id="id188" draw:id="id188" draw:layer="layout" svg:width="4.491cm" svg:height="2.325cm" svg:x="11.358cm" svg:y="17.016cm" svg:viewBox="0 0 4492 2326" draw:points="4492,2326 0,0">
          <text:p/>
        </draw:polyline>
        <draw:polyline draw:style-name="gr6" draw:text-style-name="P11" xml:id="id186" draw:id="id186" draw:layer="layout" svg:width="0.045cm" svg:height="3.147cm" svg:x="10.537cm" svg:y="16.568cm" svg:viewBox="0 0 46 3148" draw:points="46,0 0,3148">
          <text:p/>
        </draw:polyline>
        <draw:polyline draw:style-name="gr6" draw:text-style-name="P11" xml:id="id187" draw:id="id187" draw:layer="layout" svg:width="4.491cm" svg:height="2.69cm" svg:x="11.358cm" svg:y="16.651cm" svg:viewBox="0 0 4492 2691" draw:points="0,2691 4492,0">
          <text:p/>
        </draw:polyline>
        <draw:polyline draw:style-name="gr6" draw:text-style-name="P11" xml:id="id189" draw:id="id189" draw:layer="layout" svg:width="4.491cm" svg:height="0cm" svg:x="11.358cm" svg:y="19.343cm" svg:viewBox="0 0 4492 0" draw:points="0,0 449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box" presentation:preset-sub-type="in">
                  <anim:transitionFilter smil:dur="0.5s" smil:targetElement="id185" smil:type="irisWipe" smil:subtype="rectangle" smil:mode="out" smil:direction="reverse"/>
                  <anim:set smil:begin="0.499s" smil:dur="0.001s" smil:fill="hold" smil:targetElement="id185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box" presentation:preset-sub-type="in">
                  <anim:transitionFilter smil:dur="0.5s" smil:targetElement="id186" smil:type="irisWipe" smil:subtype="rectangle" smil:mode="out" smil:direction="reverse"/>
                  <anim:set smil:begin="0.499s" smil:dur="0.001s" smil:fill="hold" smil:targetElement="id186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box" presentation:preset-sub-type="in">
                  <anim:transitionFilter smil:dur="0.5s" smil:targetElement="id187" smil:type="irisWipe" smil:subtype="rectangle" smil:mode="out" smil:direction="reverse"/>
                  <anim:set smil:begin="0.499s" smil:dur="0.001s" smil:fill="hold" smil:targetElement="id18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Rotinas</text:p>
          </draw:text-box>
        </draw:frame>
        <draw:frame presentation:style-name="pr5" draw:text-style-name="P6" draw:layer="layout" svg:width="26.959cm" svg:height="13.859cm" svg:x="-0.289cm" svg:y="5.116cm" presentation:class="outline" presentation:user-transformed="true">
          <draw:text-box>
            <text:list text:style-name="L2">
              <text:list-item>
                <text:p xml:id="id190" text:id="id190"><text:span text:style-name="T4">Parâmetros</text:span></text:p>
                <text:list>
                  <text:list-item>
                    <text:p xml:id="id191" text:id="id191"><text:span text:style-name="T6">Permitem customizar o comportamento da rotina </text:span></text:p>
                  </text:list-item>
                </text:list>
                <text:p><text:span text:style-name="T9"/></text:p>
              </text:list-item>
            </text:list>
          </draw:text-box>
        </draw:frame>
        <draw:frame draw:style-name="gr12" draw:text-style-name="P10" xml:id="id192" draw:id="id192" draw:layer="layout" svg:width="14.921cm" svg:height="5.335cm" svg:x="4.973cm" svg:y="9.74cm">
          <draw:text-box>
            <text:p text:style-name="P9"><text:span text:style-name="T37">def</text:span><text:span text:style-name="T38"> imprimeSoma (</text:span><text:span text:style-name="T39">inicio</text:span><text:span text:style-name="T38">, </text:span><text:span text:style-name="T39">fim</text:span><text:span text:style-name="T38">) </text:span><text:span text:style-name="T37">do</text:span></text:p>
            <text:p text:style-name="P9"><text:span text:style-name="T38"><text:s text:c="4"/></text:span><text:span text:style-name="T38">v = 0</text:span></text:p>
            <text:p text:style-name="P9"><text:span text:style-name="T38"><text:s text:c="4"/></text:span><text:span text:style-name="T37">for</text:span><text:span text:style-name="T38"> i=</text:span><text:span text:style-name="T39">inicio</text:span><text:span text:style-name="T38">, </text:span><text:span text:style-name="T39">fim</text:span><text:span text:style-name="T38"> </text:span><text:span text:style-name="T37">do</text:span></text:p>
            <text:p text:style-name="P9"><text:span text:style-name="T38"><text:s text:c="8"/></text:span><text:span text:style-name="T38">v = v + i;</text:span></text:p>
            <text:p text:style-name="P9"><text:span text:style-name="T38"><text:s text:c="4"/></text:span><text:span text:style-name="T37">end</text:span></text:p>
            <text:p text:style-name="P9"><text:span text:style-name="T38"><text:s text:c="4"/></text:span><text:span text:style-name="T38">print(v)</text:span></text:p>
            <text:p text:style-name="P9"><text:span text:style-name="T37">end</text:span></text:p>
          </draw:text-box>
        </draw:frame>
        <draw:frame draw:style-name="gr12" draw:text-style-name="P10" xml:id="id193" draw:id="id193" draw:layer="layout" svg:width="11.571cm" svg:height="3.936cm" svg:x="12.667cm" svg:y="15.895cm">
          <draw:text-box>
            <text:p text:style-name="P9"><text:span text:style-name="T38">imprimeSoma(1,5) <text:s text:c="2"/>// 15</text:span></text:p>
            <text:p text:style-name="P9"><text:span text:style-name="T38"/></text:p>
            <text:p text:style-name="P9"><text:span text:style-name="T38">... </text:span></text:p>
            <text:p text:style-name="P9"><text:span text:style-name="T38"/></text:p>
            <text:p text:style-name="P9"><text:span text:style-name="T38">imprimeSoma(4,5) <text:s text:c="2"/>// 9</text:span></text:p>
          </draw:text-box>
        </draw:frame>
        <draw:polyline draw:style-name="gr6" draw:text-style-name="P11" xml:id="id194" draw:id="id194" draw:layer="layout" svg:width="4.596cm" svg:height="5.356cm" svg:x="12.829cm" svg:y="10.538cm" svg:viewBox="0 0 4597 5357" draw:points="4597,5357 0,0">
          <text:p/>
        </draw:polyline>
        <draw:polyline draw:style-name="gr6" draw:text-style-name="P11" xml:id="id195" draw:id="id195" draw:layer="layout" svg:width="2.954cm" svg:height="5.31cm" svg:x="15.337cm" svg:y="10.584cm" svg:viewBox="0 0 2955 5311" draw:points="2955,5311 0,0">
          <text:p/>
        </draw:polyline>
        <draw:polyline draw:style-name="gr6" draw:text-style-name="P11" xml:id="id196" draw:id="id196" draw:layer="layout" svg:width="4.686cm" svg:height="8.435cm" svg:x="12.83cm" svg:y="10.539cm" svg:viewBox="0 0 4687 8436" draw:points="4687,8436 0,0">
          <text:p/>
        </draw:polyline>
        <draw:polyline draw:style-name="gr6" draw:text-style-name="P11" xml:id="id197" draw:id="id197" draw:layer="layout" svg:width="3.136cm" svg:height="8.389cm" svg:x="15.338cm" svg:y="10.585cm" svg:viewBox="0 0 3137 8390" draw:points="3137,839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box" presentation:preset-sub-type="in">
                  <anim:transitionFilter smil:dur="0.5s" smil:targetElement="id194" smil:type="irisWipe" smil:subtype="rectangle" smil:mode="out" smil:direction="reverse"/>
                  <anim:set smil:begin="0.499s" smil:dur="0.001s" smil:fill="hold" smil:targetElement="id194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box" presentation:preset-sub-type="in">
                  <anim:transitionFilter smil:dur="0.5s" smil:targetElement="id195" smil:type="irisWipe" smil:subtype="rectangle" smil:mode="out" smil:direction="reverse"/>
                  <anim:set smil:begin="0.499s" smil:dur="0.001s" smil:fill="hold" smil:targetElement="id19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box" presentation:preset-sub-type="in">
                  <anim:transitionFilter smil:dur="0.5s" smil:targetElement="id196" smil:type="irisWipe" smil:subtype="rectangle" smil:mode="out" smil:direction="reverse"/>
                  <anim:set smil:begin="0.499s" smil:dur="0.001s" smil:fill="hold" smil:targetElement="id196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box" presentation:preset-sub-type="in">
                  <anim:transitionFilter smil:dur="0.5s" smil:targetElement="id197" smil:type="irisWipe" smil:subtype="rectangle" smil:mode="out" smil:direction="reverse"/>
                  <anim:set smil:begin="0.499s" smil:dur="0.001s" smil:fill="hold" smil:targetElement="id197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Rotinas</text:p>
          </draw:text-box>
        </draw:frame>
        <draw:frame presentation:style-name="pr5" draw:text-style-name="P6" draw:layer="layout" svg:width="26.959cm" svg:height="13.859cm" svg:x="-0.289cm" svg:y="5.116cm" presentation:class="outline" presentation:user-transformed="true">
          <draw:text-box>
            <text:list text:style-name="L2">
              <text:list-item>
                <text:p xml:id="id198" text:id="id198"><text:span text:style-name="T4">Retorno</text:span></text:p>
                <text:list>
                  <text:list-item>
                    <text:p xml:id="id199" text:id="id199"><text:span text:style-name="T6">Permite que a rotina retorne um resultado a quem a chamou</text:span></text:p>
                  </text:list-item>
                </text:list>
                <text:p><text:span text:style-name="T9"/></text:p>
              </text:list-item>
            </text:list>
          </draw:text-box>
        </draw:frame>
        <draw:frame draw:style-name="gr12" draw:text-style-name="P10" xml:id="id200" draw:id="id200" draw:layer="layout" svg:width="13.003cm" svg:height="5.339cm" svg:x="3.273cm" svg:y="9.14cm">
          <draw:text-box>
            <text:p text:style-name="P9"><text:span text:style-name="T37">def</text:span><text:span text:style-name="T38"> </text:span><text:span text:style-name="T39">calculaSoma</text:span><text:span text:style-name="T38"> (</text:span><text:span text:style-name="T40">inicio</text:span><text:span text:style-name="T38">, </text:span><text:span text:style-name="T40">fim</text:span><text:span text:style-name="T38">) </text:span><text:span text:style-name="T37">do</text:span></text:p>
            <text:p text:style-name="P9"><text:span text:style-name="T38"><text:s text:c="4"/></text:span><text:span text:style-name="T38">v = 0</text:span></text:p>
            <text:p text:style-name="P9"><text:span text:style-name="T38"><text:s text:c="4"/></text:span><text:span text:style-name="T37">for</text:span><text:span text:style-name="T38"> i=</text:span><text:span text:style-name="T40">inicio</text:span><text:span text:style-name="T38">, </text:span><text:span text:style-name="T40">fim</text:span><text:span text:style-name="T38"> </text:span><text:span text:style-name="T37">do</text:span></text:p>
            <text:p text:style-name="P9"><text:span text:style-name="T38"><text:s text:c="8"/></text:span><text:span text:style-name="T38">v = v + i;</text:span></text:p>
            <text:p text:style-name="P9"><text:span text:style-name="T38"><text:s text:c="4"/></text:span><text:span text:style-name="T37">end</text:span></text:p>
            <text:p text:style-name="P9"><text:span text:style-name="T38"><text:s text:c="4"/></text:span><text:span text:style-name="T41">return</text:span><text:span text:style-name="T39"> v</text:span></text:p>
            <text:p text:style-name="P9"><text:span text:style-name="T37">end</text:span></text:p>
          </draw:text-box>
        </draw:frame>
        <draw:frame draw:style-name="gr12" draw:text-style-name="P10" xml:id="id201" draw:id="id201" draw:layer="layout" svg:width="11.571cm" svg:height="5.319cm" svg:x="11.067cm" svg:y="14.895cm">
          <draw:text-box>
            <text:p text:style-name="P9"><text:span text:style-name="T39">a =</text:span><text:span text:style-name="T38"> calculaSoma(1,5)</text:span></text:p>
            <text:p text:style-name="P9"><text:span text:style-name="T38">print(a) <text:s text:c="14"/>// 15</text:span></text:p>
            <text:p text:style-name="P9"><text:span text:style-name="T38"/></text:p>
            <text:p text:style-name="P9"><text:span text:style-name="T38">... </text:span></text:p>
            <text:p text:style-name="P9"><text:span text:style-name="T38"/></text:p>
            <text:p text:style-name="P9"><text:span text:style-name="T39">b =</text:span><text:span text:style-name="T38"> calculaSoma(4,5)</text:span></text:p>
            <text:p text:style-name="P9"><text:span text:style-name="T38">send(b) <text:s text:c="14"/>// 9</text:span></text:p>
          </draw:text-box>
        </draw:frame>
        <draw:polyline draw:style-name="gr6" draw:text-style-name="P11" xml:id="id203" draw:id="id203" draw:layer="layout" svg:width="2.908cm" svg:height="1.824cm" svg:x="8.158cm" svg:y="13.405cm" svg:viewBox="0 0 2909 1825" draw:points="0,0 2909,1825">
          <text:p/>
        </draw:polyline>
        <draw:polyline draw:style-name="gr6" draw:text-style-name="P11" xml:id="id205" draw:id="id205" draw:layer="layout" svg:width="2.908cm" svg:height="5.564cm" svg:x="8.158cm" svg:y="13.405cm" svg:viewBox="0 0 2909 5565" draw:points="0,0 2909,5565">
          <text:p/>
        </draw:polyline>
        <draw:polyline draw:style-name="gr6" draw:text-style-name="P11" xml:id="id202" draw:id="id202" draw:layer="layout" svg:width="5.269cm" svg:height="4.711cm" svg:x="12.518cm" svg:y="10.183cm" svg:viewBox="0 0 5270 4712" draw:points="5270,4712 0,0">
          <text:p/>
        </draw:polyline>
        <draw:polyline draw:style-name="gr6" draw:text-style-name="P11" xml:id="id204" draw:id="id204" draw:layer="layout" svg:width="5.27cm" svg:height="8.412cm" svg:x="12.518cm" svg:y="10.183cm" svg:viewBox="0 0 5271 8413" draw:points="5271,8413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box" presentation:preset-sub-type="in">
                  <anim:transitionFilter smil:dur="0.5s" smil:targetElement="id202" smil:type="irisWipe" smil:subtype="rectangle" smil:mode="out" smil:direction="reverse"/>
                  <anim:set smil:begin="0.499s" smil:dur="0.001s" smil:fill="hold" smil:targetElement="id202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box" presentation:preset-sub-type="in">
                  <anim:transitionFilter smil:dur="0.5s" smil:targetElement="id203" smil:type="irisWipe" smil:subtype="rectangle" smil:mode="out" smil:direction="reverse"/>
                  <anim:set smil:begin="0.499s" smil:dur="0.001s" smil:fill="hold" smil:targetElement="id20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box" presentation:preset-sub-type="in">
                  <anim:transitionFilter smil:dur="0.5s" smil:targetElement="id204" smil:type="irisWipe" smil:subtype="rectangle" smil:mode="out" smil:direction="reverse"/>
                  <anim:set smil:begin="0.499s" smil:dur="0.001s" smil:fill="hold" smil:targetElement="id204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box" presentation:preset-sub-type="in">
                  <anim:transitionFilter smil:dur="0.5s" smil:targetElement="id205" smil:type="irisWipe" smil:subtype="rectangle" smil:mode="out" smil:direction="reverse"/>
                  <anim:set smil:begin="0.499s" smil:dur="0.001s" smil:fill="hold" smil:targetElement="id205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Rotinas</text:p>
          </draw:text-box>
        </draw:frame>
        <draw:frame presentation:style-name="pr5" draw:text-style-name="P6" draw:layer="layout" svg:width="26.959cm" svg:height="13.859cm" svg:x="-0.289cm" svg:y="5.116cm" presentation:class="outline" presentation:user-transformed="true">
          <draw:text-box>
            <text:list text:style-name="L2">
              <text:list-item>
                <text:p xml:id="id206" text:id="id206"><text:span text:style-name="T4">Parâmetros</text:span></text:p>
                <text:list>
                  <text:list-item>
                    <text:p xml:id="id207" text:id="id207"><text:span text:style-name="T6">Passagem por valor e por referência</text:span></text:p>
                  </text:list-item>
                </text:list>
              </text:list-item>
              <text:list-item>
                <text:p xml:id="id208" text:id="id208"><text:span text:style-name="T4">Exemplo: rotina para fazer duas variáveis trocarem <text:s text:c="34"/>de valor entre si</text:span></text:p>
                <text:p><text:span text:style-name="T9"/></text:p>
              </text:list-item>
            </text:list>
          </draw:text-box>
        </draw:frame>
        <draw:frame draw:style-name="gr12" draw:text-style-name="P10" xml:id="id209" draw:id="id209" draw:layer="layout" svg:width="10.714cm" svg:height="3.936cm" svg:x="1.473cm" svg:y="11.24cm">
          <draw:text-box>
            <text:p text:style-name="P9"><text:span text:style-name="T37">def</text:span><text:span text:style-name="T38"> trocaVal (</text:span><text:span text:style-name="T37">val</text:span><text:span text:style-name="T38"> a, b) </text:span><text:span text:style-name="T37">do</text:span></text:p>
            <text:p text:style-name="P9"><text:span text:style-name="T38"><text:s text:c="4"/></text:span><text:span text:style-name="T38">tmp = a</text:span></text:p>
            <text:p text:style-name="P9"><text:span text:style-name="T38"><text:s text:c="4"/></text:span><text:span text:style-name="T38">a <text:s text:c="2"/>= b</text:span></text:p>
            <text:p text:style-name="P9"><text:span text:style-name="T38"><text:s text:c="4"/></text:span><text:span text:style-name="T38">b <text:s text:c="2"/>= tmp</text:span></text:p>
            <text:p text:style-name="P9"><text:span text:style-name="T37">end</text:span></text:p>
          </draw:text-box>
        </draw:frame>
        <draw:frame draw:style-name="gr14" draw:text-style-name="P10" xml:id="id211" draw:id="id211" draw:layer="layout" svg:width="8.243cm" svg:height="4.743cm" svg:x="2.577cm" svg:y="15.814cm">
          <draw:text-box>
            <text:p text:style-name="P9"><text:span text:style-name="T38">x = 1</text:span></text:p>
            <text:p text:style-name="P9"><text:span text:style-name="T38">y = 2</text:span></text:p>
            <text:p text:style-name="P9"><text:span text:style-name="T38">trocaVal(x,y)</text:span></text:p>
            <text:p text:style-name="P9"><text:span text:style-name="T38">print(x,y) <text:s/>// 1,2</text:span></text:p>
            <text:p text:style-name="P9"><text:span text:style-name="T38">trocaRef(x,y)</text:span></text:p>
            <text:p text:style-name="P9"><text:span text:style-name="T38">print(x,y) <text:s/>// 2,1</text:span></text:p>
          </draw:text-box>
        </draw:frame>
        <draw:polyline draw:style-name="gr15" draw:text-style-name="P15" xml:id="id213" draw:id="id213" draw:layer="layout" svg:width="1.475cm" svg:height="4.902cm" svg:x="7.618cm" svg:y="12.25cm" svg:viewBox="0 0 1476 4903" draw:points="0,4903 1476,0">
          <text:p text:style-name="P11"><text:span text:style-name="T42">Valores de x,y</text:span></text:p>
          <text:p text:style-name="P11"><text:span text:style-name="T42">(</text:span><text:span text:style-name="T43">r-value</text:span><text:span text:style-name="T42">)</text:span></text:p>
        </draw:polyline>
        <draw:frame draw:style-name="gr12" draw:text-style-name="P10" xml:id="id210" draw:id="id210" draw:layer="layout" svg:width="10.722cm" svg:height="3.936cm" svg:x="14.373cm" svg:y="11.24cm">
          <draw:text-box>
            <text:p text:style-name="P9"><text:span text:style-name="T37">def</text:span><text:span text:style-name="T38"> trocaRef (</text:span><text:span text:style-name="T37">ref</text:span><text:span text:style-name="T38"> a, b) </text:span><text:span text:style-name="T37">do</text:span></text:p>
            <text:p text:style-name="P9"><text:span text:style-name="T38"><text:s text:c="4"/></text:span><text:span text:style-name="T38">tmp = a</text:span></text:p>
            <text:p text:style-name="P9"><text:span text:style-name="T38"><text:s text:c="4"/></text:span><text:span text:style-name="T38">a <text:s text:c="2"/>= b</text:span></text:p>
            <text:p text:style-name="P9"><text:span text:style-name="T38"><text:s text:c="4"/></text:span><text:span text:style-name="T38">b <text:s text:c="2"/>= tmp</text:span></text:p>
            <text:p text:style-name="P9"><text:span text:style-name="T37">end</text:span></text:p>
          </draw:text-box>
        </draw:frame>
        <draw:frame draw:style-name="gr12" draw:text-style-name="P10" xml:id="id212" draw:id="id212" draw:layer="layout" svg:width="5.539cm" svg:height="5.41cm" svg:x="14.206cm" svg:y="15.443cm">
          <draw:text-box>
            <text:p text:style-name="P9"><text:span text:style-name="T11">Memória</text:span></text:p>
            <text:p text:style-name="P9"><text:span text:style-name="T11">-------------</text:span></text:p>
            <text:p text:style-name="P9"><text:span text:style-name="T11">x <text:s text:c="4"/>| <text:s text:c="4"/>1</text:span></text:p>
            <text:p text:style-name="P9"><text:span text:style-name="T11">y <text:s text:c="4"/>| <text:s text:c="4"/>2</text:span></text:p>
            <text:p text:style-name="P9"><text:span text:style-name="T11">-------------</text:span></text:p>
            <text:p text:style-name="P9"><text:span text:style-name="T11">a <text:s text:c="4"/>| <text:s text:c="4"/>?</text:span></text:p>
            <text:p text:style-name="P9"><text:span text:style-name="T11">b <text:s text:c="4"/>| <text:s text:c="4"/>?</text:span></text:p>
          </draw:text-box>
        </draw:frame>
        <draw:frame draw:style-name="gr12" draw:text-style-name="P10" xml:id="id214" draw:id="id214" draw:layer="layout" svg:width="5.539cm" svg:height="5.41cm" svg:x="14.207cm" svg:y="15.443cm">
          <draw:text-box>
            <text:p text:style-name="P9"><text:span text:style-name="T11">Memória</text:span></text:p>
            <text:p text:style-name="P9"><text:span text:style-name="T11">-------------</text:span></text:p>
            <text:p text:style-name="P9"><text:span text:style-name="T11">x <text:s text:c="4"/>| <text:s text:c="4"/>1</text:span></text:p>
            <text:p text:style-name="P9"><text:span text:style-name="T11">y <text:s text:c="4"/>| <text:s text:c="4"/>2</text:span></text:p>
            <text:p text:style-name="P9"><text:span text:style-name="T11">-------------</text:span></text:p>
            <text:p text:style-name="P9"><text:span text:style-name="T11">a <text:s text:c="4"/>| <text:s text:c="4"/>1</text:span></text:p>
            <text:p text:style-name="P9"><text:span text:style-name="T11">b <text:s text:c="4"/>| <text:s text:c="4"/>2</text:span></text:p>
          </draw:text-box>
        </draw:frame>
        <draw:frame draw:style-name="gr12" draw:text-style-name="P10" xml:id="id215" draw:id="id215" draw:layer="layout" svg:width="5.539cm" svg:height="5.41cm" svg:x="14.208cm" svg:y="15.443cm">
          <draw:text-box>
            <text:p text:style-name="P9"><text:span text:style-name="T11">Memória</text:span></text:p>
            <text:p text:style-name="P9"><text:span text:style-name="T11">-------------</text:span></text:p>
            <text:p text:style-name="P9"><text:span text:style-name="T11">x <text:s text:c="4"/>| <text:s text:c="4"/>1</text:span></text:p>
            <text:p text:style-name="P9"><text:span text:style-name="T11">y <text:s text:c="4"/>| <text:s text:c="4"/>2</text:span></text:p>
            <text:p text:style-name="P9"><text:span text:style-name="T11">-------------</text:span></text:p>
            <text:p text:style-name="P9"><text:span text:style-name="T11">a <text:s text:c="4"/>| <text:s text:c="4"/>2</text:span></text:p>
            <text:p text:style-name="P9"><text:span text:style-name="T11">b <text:s text:c="4"/>| <text:s text:c="4"/>1</text:span></text:p>
          </draw:text-box>
        </draw:frame>
        <draw:frame draw:style-name="gr12" draw:text-style-name="P10" xml:id="id216" draw:id="id216" draw:layer="layout" svg:width="5.539cm" svg:height="5.41cm" svg:x="20.209cm" svg:y="15.443cm">
          <draw:text-box>
            <text:p text:style-name="P9"><text:span text:style-name="T11">Memória</text:span></text:p>
            <text:p text:style-name="P9"><text:span text:style-name="T11">-------------</text:span></text:p>
            <text:p text:style-name="P9"><text:span text:style-name="T11">x <text:s text:c="4"/>| <text:s text:c="4"/>1</text:span></text:p>
            <text:p text:style-name="P9"><text:span text:style-name="T11">y <text:s text:c="4"/>| <text:s text:c="4"/>2</text:span></text:p>
            <text:p text:style-name="P9"><text:span text:style-name="T11">-------------</text:span></text:p>
            <text:p text:style-name="P9"><text:span text:style-name="T11">a <text:s text:c="4"/>| <text:s text:c="4"/>?</text:span></text:p>
            <text:p text:style-name="P9"><text:span text:style-name="T11">b <text:s text:c="4"/>| <text:s text:c="4"/>?</text:span></text:p>
          </draw:text-box>
        </draw:frame>
        <draw:polyline draw:style-name="gr15" draw:text-style-name="P15" xml:id="id217" draw:id="id217" draw:layer="layout" svg:width="14.148cm" svg:height="6.879cm" svg:x="7.618cm" svg:y="12.095cm" svg:viewBox="0 0 14149 6880" draw:points="0,6880 14149,0">
          <text:p text:style-name="P11"><text:span text:style-name="T42">Endereço de x,y</text:span></text:p>
          <text:p text:style-name="P11"><text:span text:style-name="T42">(l</text:span><text:span text:style-name="T43">-value</text:span><text:span text:style-name="T42">)</text:span></text:p>
        </draw:polyline>
        <draw:frame draw:style-name="gr12" draw:text-style-name="P10" xml:id="id218" draw:id="id218" draw:layer="layout" svg:width="5.539cm" svg:height="5.41cm" svg:x="20.21cm" svg:y="15.443cm">
          <draw:text-box>
            <text:p text:style-name="P9"><text:span text:style-name="T11">Memória</text:span></text:p>
            <text:p text:style-name="P9"><text:span text:style-name="T11">-------------</text:span></text:p>
            <text:p text:style-name="P9"><text:span text:style-name="T11">x <text:s text:c="4"/>| <text:s text:c="4"/>1</text:span></text:p>
            <text:p text:style-name="P9"><text:span text:style-name="T11">y <text:s text:c="4"/>| <text:s text:c="4"/>2</text:span></text:p>
            <text:p text:style-name="P9"><text:span text:style-name="T11">-------------</text:span></text:p>
            <text:p text:style-name="P9"><text:span text:style-name="T11">a <text:s text:c="4"/>| <text:s text:c="3"/>&amp;x</text:span></text:p>
            <text:p text:style-name="P9"><text:span text:style-name="T11">b <text:s text:c="4"/>| <text:s text:c="3"/>&amp;y</text:span></text:p>
          </draw:text-box>
        </draw:frame>
        <draw:frame draw:style-name="gr12" draw:text-style-name="P10" xml:id="id219" draw:id="id219" draw:layer="layout" svg:width="5.539cm" svg:height="5.41cm" svg:x="20.211cm" svg:y="15.443cm">
          <draw:text-box>
            <text:p text:style-name="P9"><text:span text:style-name="T11">Memória</text:span></text:p>
            <text:p text:style-name="P9"><text:span text:style-name="T11">-------------</text:span></text:p>
            <text:p text:style-name="P9"><text:span text:style-name="T11">x <text:s text:c="4"/>| <text:s text:c="4"/>2</text:span></text:p>
            <text:p text:style-name="P9"><text:span text:style-name="T11">y <text:s text:c="4"/>| <text:s text:c="4"/>1</text:span></text:p>
            <text:p text:style-name="P9"><text:span text:style-name="T11">-------------</text:span></text:p>
            <text:p text:style-name="P9"><text:span text:style-name="T11">a <text:s text:c="4"/>| <text:s text:c="3"/>&amp;x</text:span></text:p>
            <text:p text:style-name="P9"><text:span text:style-name="T11">b <text:s text:c="4"/>| <text:s text:c="3"/>&amp;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Rotinas</text:p>
          </draw:text-box>
        </draw:frame>
        <draw:frame presentation:style-name="pr5" draw:text-style-name="P6" draw:layer="layout" svg:width="26.959cm" svg:height="13.859cm" svg:x="-0.289cm" svg:y="5.116cm" presentation:class="outline" presentation:user-transformed="true">
          <draw:text-box>
            <text:list text:style-name="L2">
              <text:list-item>
                <text:p xml:id="id220" text:id="id220"><text:span text:style-name="T4">Procedimentos e Funções</text:span></text:p>
              </text:list-item>
            </text:list>
            <text:list text:style-name="L5">
              <text:list-item>
                <text:list>
                  <text:list-item>
                    <text:p xml:id="id221" text:id="id221"><text:span text:style-name="T9">Procedimentos</text:span></text:p>
                    <text:list>
                      <text:list-item>
                        <text:p xml:id="id222" text:id="id222"><text:span text:style-name="T44">produzem efeitos globais</text:span></text:p>
                      </text:list-item>
                      <text:list-item>
                        <text:p xml:id="id223" text:id="id223"><text:span text:style-name="T44">parâmetros por valor e referência</text:span></text:p>
                      </text:list-item>
                      <text:list-item>
                        <text:p xml:id="id224" text:id="id224"><text:span text:style-name="T44">sem retorno</text:span></text:p>
                      </text:list-item>
                    </text:list>
                  </text:list-item>
                  <text:list-item>
                    <text:p xml:id="id225" text:id="id225"><text:span text:style-name="T9">Funções</text:span></text:p>
                    <text:list>
                      <text:list-item>
                        <text:p xml:id="id226" text:id="id226"><text:span text:style-name="T44">não produzem efeitos globais</text:span></text:p>
                      </text:list-item>
                      <text:list-item>
                        <text:p xml:id="id227" text:id="id227"><text:span text:style-name="T44">parâmetros apenas por valor</text:span></text:p>
                      </text:list-item>
                      <text:list-item>
                        <text:p xml:id="id228" text:id="id228"><text:span text:style-name="T44">com retorn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4" xml:id="id229" draw:id="id229" draw:layer="layout" svg:width="11.138cm" svg:height="5.379cm" svg:x="16.521cm" svg:y="6.29cm">
          <draw:text-box>
            <text:p text:style-name="P9"><text:span text:style-name="T45">// procedimento</text:span></text:p>
            <text:p text:style-name="P9"><text:span text:style-name="T46">def</text:span><text:span text:style-name="T45"> imprimeSoma (ini, fim) </text:span><text:span text:style-name="T46">do</text:span></text:p>
            <text:p text:style-name="P9"><text:span text:style-name="T45"><text:s text:c="4"/></text:span><text:span text:style-name="T45">v = 0</text:span></text:p>
            <text:p text:style-name="P9"><text:span text:style-name="T45"><text:s text:c="4"/></text:span><text:span text:style-name="T46">for</text:span><text:span text:style-name="T45"> i=ini, fim </text:span><text:span text:style-name="T46">do</text:span></text:p>
            <text:p text:style-name="P9"><text:span text:style-name="T45"><text:s text:c="8"/></text:span><text:span text:style-name="T45">v = v + i;</text:span></text:p>
            <text:p text:style-name="P9"><text:span text:style-name="T45"><text:s text:c="4"/></text:span><text:span text:style-name="T46">end</text:span></text:p>
            <text:p text:style-name="P9"><text:span text:style-name="T47"><text:s text:c="4"/></text:span><text:span text:style-name="T47">print(v)</text:span></text:p>
            <text:p text:style-name="P9"><text:span text:style-name="T46">end</text:span></text:p>
          </draw:text-box>
        </draw:frame>
        <draw:frame draw:style-name="gr12" draw:text-style-name="P14" xml:id="id230" draw:id="id230" draw:layer="layout" svg:width="11.183cm" svg:height="5.383cm" svg:x="16.454cm" svg:y="12.716cm">
          <draw:text-box>
            <text:p text:style-name="P9"><text:span text:style-name="T45">// função</text:span></text:p>
            <text:p text:style-name="P9"><text:span text:style-name="T46">def</text:span><text:span text:style-name="T45"> calcluaSoma (</text:span><text:span text:style-name="T48">ini</text:span><text:span text:style-name="T45">, </text:span><text:span text:style-name="T48">fim</text:span><text:span text:style-name="T45">) </text:span><text:span text:style-name="T46">do</text:span></text:p>
            <text:p text:style-name="P9"><text:span text:style-name="T45"><text:s text:c="4"/></text:span><text:span text:style-name="T45">v = 0</text:span></text:p>
            <text:p text:style-name="P9"><text:span text:style-name="T45"><text:s text:c="4"/></text:span><text:span text:style-name="T46">for</text:span><text:span text:style-name="T45"> i=</text:span><text:span text:style-name="T48">ini</text:span><text:span text:style-name="T45">, </text:span><text:span text:style-name="T48">fim</text:span><text:span text:style-name="T45"> </text:span><text:span text:style-name="T46">do</text:span></text:p>
            <text:p text:style-name="P9"><text:span text:style-name="T45"><text:s text:c="8"/></text:span><text:span text:style-name="T45">v = v + i;</text:span></text:p>
            <text:p text:style-name="P9"><text:span text:style-name="T45"><text:s text:c="4"/></text:span><text:span text:style-name="T46">end</text:span></text:p>
            <text:p text:style-name="P9"><text:span text:style-name="T47"><text:s text:c="4"/></text:span><text:span text:style-name="T49">return</text:span><text:span text:style-name="T47"> v</text:span></text:p>
            <text:p text:style-name="P9"><text:span text:style-name="T46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Rotinas</text:p>
          </draw:text-box>
        </draw:frame>
        <draw:frame presentation:style-name="pr5" draw:text-style-name="P6" draw:layer="layout" svg:width="26.959cm" svg:height="13.859cm" svg:x="-0.289cm" svg:y="5.116cm" presentation:class="outline" presentation:user-transformed="true">
          <draw:text-box>
            <text:list text:style-name="L2">
              <text:list-item>
                <text:p xml:id="id231" text:id="id231"><text:span text:style-name="T4">Procedimentos + Funções</text:span></text:p>
              </text:list-item>
            </text:list>
            <text:list text:style-name="L5">
              <text:list-item>
                <text:list>
                  <text:list-item>
                    <text:p xml:id="id232" text:id="id232"><text:span text:style-name="T50">Conveniência</text:span><text:span text:style-name="T9">: print(v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xml:id="id233" text:id="id233"><text:span text:style-name="T50">Flexibilidade</text:span><text:span text:style-name="T9">: swap(x,y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xml:id="id234" text:id="id234"><text:span text:style-name="T19">Entendimento</text:span><text:span text:style-name="T9">: f(x) + 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xml:id="id235" text:id="id235"><text:span text:style-name="T19">Otimizações</text:span><text:span text:style-name="T9">: f(x) + f(x)</text:span></text:p>
                    <text:list>
                      <text:list-item>
                        <text:p xml:id="id236" text:id="id236"><text:span text:style-name="T51">“</text:span><text:span text:style-name="T51">aliasing”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Exceções</text:p>
          </draw:text-box>
        </draw:frame>
        <draw:frame presentation:style-name="pr5" draw:text-style-name="P6" draw:layer="layout" svg:width="26.959cm" svg:height="13.859cm" svg:x="-0.289cm" svg:y="5.116cm" presentation:class="outline" presentation:user-transformed="true">
          <draw:text-box>
            <text:list text:style-name="L2">
              <text:list-item>
                <text:p xml:id="id237" text:id="id237"><text:span text:style-name="T4">Condições não esperadas</text:span></text:p>
              </text:list-item>
            </text:list>
            <text:list text:style-name="L5">
              <text:list-item>
                <text:list>
                  <text:list-item>
                    <text:p xml:id="id238" text:id="id238"><text:span text:style-name="T9">Quebram o fluxo normal de execução</text:span></text:p>
                  </text:list-item>
                </text:list>
              </text:list-item>
            </text:list>
          </draw:text-box>
        </draw:frame>
        <draw:frame draw:style-name="gr12" draw:text-style-name="P10" xml:id="id239" draw:id="id239" draw:layer="layout" svg:width="8.232cm" svg:height="3.999cm" svg:x="3.03cm" svg:y="9.644cm">
          <draw:text-box>
            <text:p text:style-name="P9"><text:span text:style-name="T12">if</text:span><text:span text:style-name="T11"> (&lt;Exp&gt;) </text:span><text:span text:style-name="T12">then</text:span></text:p>
            <text:p text:style-name="P9"><text:span text:style-name="T11"><text:s text:c="4"/></text:span><text:span text:style-name="T11">... </text:span></text:p>
            <text:p text:style-name="P9"><text:span text:style-name="T12">else</text:span><text:span text:style-name="T11"> </text:span></text:p>
            <text:p text:style-name="P9"><text:span text:style-name="T11"><text:s text:c="4"/></text:span><text:span text:style-name="T11">... </text:span></text:p>
            <text:p text:style-name="P9"><text:span text:style-name="T12">end</text:span></text:p>
          </draw:text-box>
        </draw:frame>
        <draw:frame draw:style-name="gr12" draw:text-style-name="P10" xml:id="id240" draw:id="id240" draw:layer="layout" svg:width="8.232cm" svg:height="3.936cm" svg:x="3.03cm" svg:y="14.845cm">
          <draw:text-box>
            <text:p text:style-name="P9"><text:span text:style-name="T12">while</text:span><text:span text:style-name="T11"> (&lt;Exp&gt;) </text:span><text:span text:style-name="T12">do</text:span></text:p>
            <text:p text:style-name="P9"><text:span text:style-name="T11"><text:s text:c="4"/></text:span><text:span text:style-name="T11">... </text:span></text:p>
            <text:p text:style-name="P9"><text:span text:style-name="T12">end</text:span></text:p>
          </draw:text-box>
        </draw:frame>
        <draw:polyline draw:style-name="gr16" draw:text-style-name="P11" xml:id="id241" draw:id="id241" draw:layer="layout" svg:width="0.641cm" svg:height="4.06cm" svg:x="6.291cm" svg:y="10.784cm" svg:viewBox="0 0 642 4061" draw:points="0,0 642,4061">
          <text:p/>
        </draw:polyline>
        <draw:frame draw:style-name="gr17" draw:text-style-name="P16" xml:id="id242" draw:id="id242" draw:layer="layout" svg:width="5.616cm" svg:height="0.806cm" svg:x="6.533cm" svg:y="12.262cm">
          <draw:text-box>
            <text:p><text:span text:style-name="T52">Condições esperadas</text:span></text:p>
          </draw:text-box>
        </draw:frame>
        <draw:frame draw:style-name="gr12" draw:text-style-name="P10" xml:id="id243" draw:id="id243" draw:layer="layout" svg:width="8.232cm" svg:height="5.431cm" svg:x="15.03cm" svg:y="9.645cm">
          <draw:text-box>
            <text:p text:style-name="P9"><text:span text:style-name="T11">y = 0</text:span></text:p>
            <text:p text:style-name="P9"><text:span text:style-name="T11"/></text:p>
            <text:p text:style-name="P9"><text:span text:style-name="T11">... </text:span></text:p>
            <text:p text:style-name="P9"><text:span text:style-name="T11"/></text:p>
            <text:p text:style-name="P9"><text:span text:style-name="T11">v = x/y</text:span></text:p>
            <text:p text:style-name="P9"><text:span text:style-name="T11">&lt;usa-v&gt;</text:span></text:p>
            <text:p text:style-name="P9"><text:span text:style-name="T12"/></text:p>
          </draw:text-box>
        </draw:frame>
        <draw:frame draw:style-name="gr17" draw:text-style-name="P16" xml:id="id245" draw:id="id245" draw:layer="layout" svg:width="4.651cm" svg:height="1.916cm" svg:x="20.735cm" svg:y="10.578cm">
          <draw:text-box>
            <text:p><text:span text:style-name="T52">Divsão por zero!</text:span></text:p>
            <text:p><text:span text:style-name="T52">E agora?</text:span></text:p>
            <text:p><text:span text:style-name="T52">Pra onde eu vou?</text:span></text:p>
          </draw:text-box>
        </draw:frame>
        <draw:polyline draw:style-name="gr6" draw:text-style-name="P11" xml:id="id246" draw:id="id246" draw:layer="layout" svg:width="2.735cm" svg:height="1.584cm" svg:x="17.999cm" svg:y="11.466cm" svg:viewBox="0 0 2736 1585" draw:points="0,1585 2736,0">
          <text:p/>
        </draw:polyline>
        <draw:polyline draw:style-name="gr6" draw:text-style-name="P11" xml:id="id244" draw:id="id244" draw:layer="layout" svg:width="0.688cm" svg:height="2.312cm" svg:x="17.054cm" svg:y="10.449cm" svg:viewBox="0 0 689 2313" draw:points="0,0 689,2313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ceções</text:p>
          </draw:text-box>
        </draw:frame>
        <draw:frame presentation:style-name="pr5" draw:text-style-name="P6" draw:layer="layout" svg:width="26.959cm" svg:height="14.092cm" svg:x="-0.289cm" svg:y="5.116cm" presentation:class="outline" presentation:user-transformed="true">
          <draw:text-box>
            <text:list text:style-name="L2">
              <text:list-item>
                <text:p xml:id="id247" text:id="id247"><text:span text:style-name="T4">Exceções típicas</text:span></text:p>
              </text:list-item>
            </text:list>
            <text:list text:style-name="L5">
              <text:list-item>
                <text:list>
                  <text:list-item>
                    <text:p xml:id="id248" text:id="id248"><text:span text:style-name="T9">Divisão por zero, raíz de número negativo</text:span></text:p>
                  </text:list-item>
                  <text:list-item>
                    <text:p xml:id="id249" text:id="id249"><text:span text:style-name="T9">Acesso a vetor for a dos limites</text:span></text:p>
                  </text:list-item>
                  <text:list-item>
                    <text:p xml:id="id250" text:id="id250"><text:span text:style-name="T9">Falta de memória</text:span></text:p>
                  </text:list-item>
                </text:list>
              </text:list-item>
            </text:list>
            <text:list text:style-name="L2">
              <text:list-item>
                <text:p xml:id="id251" text:id="id251"><text:span text:style-name="T4">Efeitos diversos</text:span></text:p>
                <text:list>
                  <text:list-item>
                    <text:p xml:id="id252" text:id="id252"><text:span text:style-name="T9">Erro de execução (acessos for de limite, em Pascal)</text:span></text:p>
                  </text:list-item>
                  <text:list-item>
                    <text:p xml:id="id253" text:id="id253"><text:span text:style-name="T9">Não especificado (divisão por 0, em C)</text:span></text:p>
                  </text:list-item>
                  <text:list-item>
                    <text:p xml:id="id254" text:id="id254"><text:span text:style-name="T2">Tratamento apropriado</text:span><text:span text:style-name="T53"> (exceções têm tratamento primitivo)</text:span></text:p>
                    <text:list>
                      <text:list-item>
                        <text:p xml:id="id255" text:id="id255"><text:span text:style-name="T54">Confiabilidade</text:span></text:p>
                      </text:list-item>
                      <text:list-item>
                        <text:p xml:id="id256" text:id="id256"><text:span text:style-name="T55">Java</text:span><text:span text:style-name="T54">, C++, </text:span><text:span text:style-name="T55">Eiffel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ceções</text:p>
          </draw:text-box>
        </draw:frame>
        <draw:frame presentation:style-name="pr5" draw:text-style-name="P6" draw:layer="layout" svg:width="26.959cm" svg:height="13.859cm" svg:x="-0.289cm" svg:y="5.116cm" presentation:class="outline" presentation:user-transformed="true">
          <draw:text-box>
            <text:list text:style-name="L4">
              <text:list-item>
                <text:p xml:id="id257" text:id="id257"><text:span text:style-name="T4"><text:s/></text:span><text:span text:style-name="T4">Quais exceções podem ser tratadas?</text:span></text:p>
              </text:list-item>
              <text:list-item>
                <text:p xml:id="id258" text:id="id258"><text:span text:style-name="T4"><text:s/></text:span><text:span text:style-name="T4">Quem pode gerar uma exceção e como?</text:span></text:p>
              </text:list-item>
              <text:list-item>
                <text:p xml:id="id259" text:id="id259"><text:span text:style-name="T4"><text:s/></text:span><text:span text:style-name="T4">Quem pode tratar uma exceção?</text:span></text:p>
              </text:list-item>
              <text:list-item>
                <text:p xml:id="id260" text:id="id260"><text:span text:style-name="T4"><text:s/></text:span><text:span text:style-name="T4">Como é o controle de fluxo antes, durante e depois do <text:s text:c="14"/>tratamento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5" draw:text-style-name="P6" draw:layer="layout" svg:width="26.959cm" svg:height="13.859cm" svg:x="-0.289cm" svg:y="1.116cm" presentation:class="outline" presentation:user-transformed="true">
          <draw:text-box>
            <text:list text:style-name="L5">
              <text:list-item>
                <text:p xml:id="id261" text:id="id261"><text:span text:style-name="T4">Quais exceções podem ser tratadas?</text:span></text:p>
                <text:list>
                  <text:list-item>
                    <text:p xml:id="id262" text:id="id262"><text:span text:style-name="T9">Pré-definidas: divisão por zero, falta de memória, etc</text:span></text:p>
                  </text:list-item>
                  <text:list-item>
                    <text:p xml:id="id263" text:id="id263"><text:span text:style-name="T9">Definidas explicitamente pelo programador</text:span></text:p>
                    <text:list>
                      <text:list-item>
                        <text:p xml:id="id264" text:id="id264"><text:span text:style-name="T10">Com valores associados?</text:span></text:p>
                      </text:list-item>
                    </text:list>
                  </text:list-item>
                  <text:list-item>
                    <text:p xml:id="id266" text:id="id266"><text:span text:style-name="T9">Definidas implicitamente pelo programador/linguagem</text:span></text:p>
                    <text:list>
                      <text:list-item>
                        <text:p xml:id="id267" text:id="id267"><text:span text:style-name="T9">Contratos: pré-condições, pós-condições e invariant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7" xml:id="id265" draw:id="id265" draw:layer="layout" svg:width="13.55cm" svg:height="4.911cm" svg:x="0.781cm" svg:y="10.512cm">
          <draw:text-box>
            <text:p text:style-name="P9"><text:span text:style-name="T36">// Java</text:span></text:p>
            <text:p text:style-name="P9"><text:span text:style-name="T35">class</text:span><text:span text:style-name="T36"> </text:span><text:span text:style-name="T56">ExcecaoPilha</text:span><text:span text:style-name="T36"> </text:span><text:span text:style-name="T35">extends</text:span><text:span text:style-name="T36"> Exception {</text:span></text:p>
            <text:p text:style-name="P9"><text:span text:style-name="T36"><text:s text:c="4"/></text:span><text:span text:style-name="T35">public</text:span><text:span text:style-name="T36"> </text:span><text:span text:style-name="T35">String</text:span><text:span text:style-name="T36"> </text:span><text:span text:style-name="T56">msg</text:span><text:span text:style-name="T36">;</text:span></text:p>
            <text:p text:style-name="P9"><text:span text:style-name="T36"><text:s text:c="4"/></text:span><text:span text:style-name="T35">public</text:span><text:span text:style-name="T36"> ExcecaoPilha(</text:span><text:span text:style-name="T35">String</text:span><text:span text:style-name="T36"> </text:span><text:span text:style-name="T56">msg</text:span><text:span text:style-name="T36">) {</text:span></text:p>
            <text:p text:style-name="P9"><text:span text:style-name="T36"><text:s text:c="8"/></text:span><text:span text:style-name="T35">this</text:span><text:span text:style-name="T36">.msg = msg;</text:span></text:p>
            <text:p text:style-name="P9"><text:span text:style-name="T36"><text:s text:c="4"/></text:span><text:span text:style-name="T36">}</text:span></text:p>
            <text:p text:style-name="P9"><text:span text:style-name="T36">}</text:span></text:p>
          </draw:text-box>
        </draw:frame>
        <draw:frame draw:style-name="gr12" draw:text-style-name="P17" xml:id="id268" draw:id="id268" draw:layer="layout" svg:width="11.18cm" svg:height="6.189cm" svg:x="16.036cm" svg:y="10.512cm">
          <draw:text-box>
            <text:p text:style-name="P9"><text:span text:style-name="T36">// Eiffel</text:span></text:p>
            <text:p text:style-name="P9"><text:span text:style-name="T36">is_empty: Boolean</text:span></text:p>
            <text:p text:style-name="P9"><text:span text:style-name="T36"><text:s text:c="4"/></text:span><text:span text:style-name="T36">&lt;verdadeiro se pilha vazia&gt;</text:span></text:p>
            <text:p text:style-name="P9"><text:span text:style-name="T36">push (i: Item)</text:span></text:p>
            <text:p text:style-name="P9"><text:span text:style-name="T36"><text:s text:c="4"/></text:span><text:span text:style-name="T36">&lt;empilha i&gt;</text:span></text:p>
            <text:p text:style-name="P9"><text:span text:style-name="T36"><text:s text:c="4"/></text:span><text:span text:style-name="T57">ensure</text:span><text:span text:style-name="T36">: not is_empty</text:span></text:p>
            <text:p text:style-name="P9"><text:span text:style-name="T36">pop: Item</text:span></text:p>
            <text:p text:style-name="P9"><text:span text:style-name="T36"><text:s text:c="4"/></text:span><text:span text:style-name="T36">&lt;remove e retorna o topo&gt;</text:span></text:p>
            <text:p text:style-name="P9"><text:span text:style-name="T36"><text:tab/></text:span><text:span text:style-name="T57">require</text:span><text:span text:style-name="T36">: not is_empt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5" draw:text-style-name="P6" draw:layer="layout" svg:width="26.959cm" svg:height="13.859cm" svg:x="-0.289cm" svg:y="1.116cm" presentation:class="outline" presentation:user-transformed="true">
          <draw:text-box>
            <text:list text:style-name="L5">
              <text:list-item>
                <text:p xml:id="id269" text:id="id269"><text:span text:style-name="T4">Quem pode gerar uma exceção e como?</text:span></text:p>
                <text:list>
                  <text:list-item>
                    <text:p xml:id="id270" text:id="id270"><text:span text:style-name="T51">Runtime</text:span><text:span text:style-name="T9"> da linguagem, implicitamente</text:span></text:p>
                    <text:list>
                      <text:list-item>
                        <text:p xml:id="id271" text:id="id271"><text:span text:style-name="T9">Java: divisão por zero, falta de memória, etc</text:span></text:p>
                      </text:list-item>
                      <text:list-item>
                        <text:p xml:id="id272" text:id="id272"><text:span text:style-name="T9">Eiffel: falha de contrato</text:span></text:p>
                      </text:list-item>
                    </text:list>
                  </text:list-item>
                  <text:list-item>
                    <text:p xml:id="id274" text:id="id274"><text:span text:style-name="T9">Programador, explicitamente</text:span></text:p>
                    <text:list>
                      <text:list-item>
                        <text:p xml:id="id275" text:id="id275"><text:span text:style-name="T10">Java: </text:span><text:span text:style-name="T58">throw </text:span><text:span text:style-name="T59">dentro de métodos anotados com </text:span><text:span text:style-name="T58">throw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7" xml:id="id276" draw:id="id276" draw:layer="layout" svg:width="16.142cm" svg:height="9.537cm" svg:x="0.134cm" svg:y="10.512cm">
          <draw:text-box>
            <text:p text:style-name="P9"><text:span text:style-name="T36">// Java</text:span></text:p>
            <text:p text:style-name="P9"><text:span text:style-name="T35">public int </text:span><text:span text:style-name="T36">pop () </text:span><text:span text:style-name="T35">throws</text:span><text:span text:style-name="T36"> ExcecaoPilha {</text:span></text:p>
            <text:p text:style-name="P9"><text:span text:style-name="T36"><text:s text:c="4"/></text:span><text:span text:style-name="T35">if</text:span><text:span text:style-name="T36"> (</text:span><text:span text:style-name="T35">this</text:span><text:span text:style-name="T36">.isEmpty()) { </text:span></text:p>
            <text:p text:style-name="P9"><text:span text:style-name="T35"><text:s text:c="8"/></text:span><text:span text:style-name="T35">throw</text:span><text:span text:style-name="T36"> </text:span><text:span text:style-name="T35">new</text:span><text:span text:style-name="T36"> ExcecaoPilha</text:span><text:span text:style-name="T60">(“pop”);</text:span></text:p>
            <text:p text:style-name="P9"><text:span text:style-name="T60"><text:s text:c="4"/></text:span><text:span text:style-name="T60">}</text:span></text:p>
            <text:p text:style-name="P9"><text:span text:style-name="T60"><text:s text:c="4"/></text:span><text:span text:style-name="T60">... </text:span></text:p>
            <text:p text:style-name="P9"><text:span text:style-name="T60">}</text:span></text:p>
            <text:p text:style-name="P9"><text:span text:style-name="T61">public void </text:span><text:span text:style-name="T60">push </text:span><text:span text:style-name="T61">(int </text:span><text:span text:style-name="T60">v</text:span><text:span text:style-name="T61">)</text:span><text:span text:style-name="T60"> </text:span><text:span text:style-name="T61">throws</text:span><text:span text:style-name="T60"> ExcecaoPilha {</text:span></text:p>
            <text:p text:style-name="P9"><text:span text:style-name="T60"><text:s text:c="4"/></text:span><text:span text:style-name="T60">... </text:span></text:p>
            <text:p text:style-name="P9"><text:span text:style-name="T36"><text:s text:c="4"/></text:span><text:span text:style-name="T35">if</text:span><text:span text:style-name="T36"> (</text:span><text:span text:style-name="T35">this</text:span><text:span text:style-name="T36">.isEmpty()) { </text:span></text:p>
            <text:p text:style-name="P9"><text:span text:style-name="T35"><text:s text:c="8"/></text:span><text:span text:style-name="T35">throw</text:span><text:span text:style-name="T36"> </text:span><text:span text:style-name="T35">new</text:span><text:span text:style-name="T36"> ExcecaoPilha</text:span><text:span text:style-name="T60">(“push”);</text:span></text:p>
            <text:p text:style-name="P9"><text:span text:style-name="T60"><text:s text:c="4"/></text:span><text:span text:style-name="T60">}</text:span></text:p>
            <text:p text:style-name="P9"><text:span text:style-name="T60">}</text:span></text:p>
            <text:p text:style-name="P9"><text:span text:style-name="T60"/></text:p>
          </draw:text-box>
        </draw:frame>
        <draw:frame draw:style-name="gr12" draw:text-style-name="P17" xml:id="id273" draw:id="id273" draw:layer="layout" svg:width="11.18cm" svg:height="6.189cm" svg:x="16.736cm" svg:y="10.512cm">
          <draw:text-box>
            <text:p text:style-name="P9"><text:span text:style-name="T36">// Eiffel (pilha)</text:span></text:p>
            <text:p text:style-name="P9"><text:span text:style-name="T36">is_empty: Boolean</text:span></text:p>
            <text:p text:style-name="P9"><text:span text:style-name="T36"><text:s text:c="4"/></text:span><text:span text:style-name="T36">&lt;verdadeiro se pilha vazia&gt;</text:span></text:p>
            <text:p text:style-name="P9"><text:span text:style-name="T36">push (i: Item)</text:span></text:p>
            <text:p text:style-name="P9"><text:span text:style-name="T36"><text:s text:c="4"/></text:span><text:span text:style-name="T36">&lt;empilha i&gt;</text:span></text:p>
            <text:p text:style-name="P9"><text:span text:style-name="T36"><text:s text:c="4"/></text:span><text:span text:style-name="T57">ensure</text:span><text:span text:style-name="T36">: not is_empty</text:span></text:p>
            <text:p text:style-name="P9"><text:span text:style-name="T36">pop: Item</text:span></text:p>
            <text:p text:style-name="P9"><text:span text:style-name="T36"><text:s text:c="4"/></text:span><text:span text:style-name="T36">&lt;remove e retorna o topo&gt;</text:span></text:p>
            <text:p text:style-name="P9"><text:span text:style-name="T36"><text:tab/></text:span><text:span text:style-name="T57">require</text:span><text:span text:style-name="T36">: not is_empt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5" draw:text-style-name="P6" draw:layer="layout" svg:width="26.959cm" svg:height="13.859cm" svg:x="-0.389cm" svg:y="1.116cm" presentation:class="outline" presentation:user-transformed="true">
          <draw:text-box>
            <text:list text:style-name="L5">
              <text:list-item>
                <text:p xml:id="id277" text:id="id277"><text:span text:style-name="T4">Quem pode tratar uma exceção e como?</text:span></text:p>
                <text:list>
                  <text:list-item>
                    <text:p xml:id="id278" text:id="id278"><text:span text:style-name="T9">Explicitamente pelo programador</text:span></text:p>
                    <text:list>
                      <text:list-item>
                        <text:p xml:id="id279" text:id="id279"><text:span text:style-name="T10">Java: </text:span><text:span text:style-name="T58">try-catch</text:span></text:p>
                      </text:list-item>
                      <text:list-item>
                        <text:p xml:id="id280" text:id="id280"><text:span text:style-name="T59">Eiffel: </text:span><text:span text:style-name="T58">rescu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7" xml:id="id281" draw:id="id281" draw:layer="layout" svg:width="8.218cm" svg:height="5.567cm" svg:x="2.881cm" svg:y="8.712cm">
          <draw:text-box>
            <text:p text:style-name="P9"><text:span text:style-name="T36">// Java</text:span></text:p>
            <text:p text:style-name="P9"><text:span text:style-name="T35">public void </text:span><text:span text:style-name="T36">f () {</text:span></text:p>
            <text:p text:style-name="P9"><text:span text:style-name="T35"><text:s text:c="4"/></text:span><text:span text:style-name="T35">try</text:span><text:span text:style-name="T36"> {</text:span></text:p>
            <text:p text:style-name="P9"><text:span text:style-name="T35"><text:s text:c="8"/></text:span><text:span text:style-name="T36">p</text:span><text:span text:style-name="T60">op();</text:span></text:p>
            <text:p text:style-name="P9"><text:span text:style-name="T60"><text:s text:c="4"/></text:span><text:span text:style-name="T60">} </text:span><text:span text:style-name="T61">catch</text:span><text:span text:style-name="T60"> () {</text:span></text:p>
            <text:p text:style-name="P9"><text:span text:style-name="T60"><text:s text:c="8"/></text:span><text:span text:style-name="T60">push(10);</text:span></text:p>
            <text:p text:style-name="P9"><text:span text:style-name="T60"><text:s text:c="4"/></text:span><text:span text:style-name="T60">}</text:span></text:p>
            <text:p text:style-name="P9"><text:span text:style-name="T60">}</text:span></text:p>
          </draw:text-box>
        </draw:frame>
        <draw:frame draw:style-name="gr12" draw:text-style-name="P17" xml:id="id282" draw:id="id282" draw:layer="layout" svg:width="6.134cm" svg:height="4.894cm" svg:x="15.636cm" svg:y="9.071cm">
          <draw:text-box>
            <text:p text:style-name="P9"><text:span text:style-name="T36">// Eiffel</text:span></text:p>
            <text:p text:style-name="P9"><text:span text:style-name="T35">do</text:span></text:p>
            <text:p text:style-name="P9"><text:span text:style-name="T36"><text:s text:c="3"/></text:span><text:span text:style-name="T36">pop();</text:span></text:p>
            <text:p text:style-name="P9"><text:span text:style-name="T35">rescue</text:span></text:p>
            <text:p text:style-name="P9"><text:span text:style-name="T36"><text:s text:c="3"/></text:span><text:span text:style-name="T36">push(10);</text:span></text:p>
            <text:p text:style-name="P9"><text:span text:style-name="T35">end</text:span></text:p>
            <text:p text:style-name="P9"><text:span text:style-name="T36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5" draw:text-style-name="P6" draw:layer="layout" svg:width="26.959cm" svg:height="13.859cm" svg:x="-0.389cm" svg:y="1.116cm" presentation:class="outline" presentation:user-transformed="true">
          <draw:text-box>
            <text:list text:style-name="L5">
              <text:list-item>
                <text:p xml:id="id283" text:id="id283"><text:span text:style-name="T4">Como é o controle de fluxo antes, durante e depois do <text:s text:c="14"/>tratamento</text:span></text:p>
              </text:list-item>
            </text:list>
            <text:list text:style-name="L2">
              <text:list-item>
                <text:list>
                  <text:list-item>
                    <text:p xml:id="id284" text:id="id284"><text:span text:style-name="T9">Java: throw → pilha desfeita → catch</text:span></text:p>
                  </text:list-item>
                  <text:list-item>
                    <text:p xml:id="id285" text:id="id285"><text:span text:style-name="T9">Eiffel: falha de contrato → pilha desfeita → rescue/retry</text:span></text:p>
                  </text:list-item>
                </text:list>
              </text:list-item>
            </text:list>
          </draw:text-box>
        </draw:frame>
        <draw:frame draw:style-name="gr12" draw:text-style-name="P17" xml:id="id288" draw:id="id288" draw:layer="layout" svg:width="8.218cm" svg:height="7.569cm" svg:x="4.781cm" svg:y="13.312cm">
          <draw:text-box>
            <text:p text:style-name="P9"><text:span text:style-name="T36">// Java</text:span></text:p>
            <text:p text:style-name="P9"><text:span text:style-name="T35">public void </text:span><text:span text:style-name="T36">f () {</text:span></text:p>
            <text:p text:style-name="P9"><text:span text:style-name="T35"><text:s text:c="4"/></text:span><text:span text:style-name="T35">while</text:span><text:span text:style-name="T36"> (1) {</text:span></text:p>
            <text:p text:style-name="P9"><text:span text:style-name="T35"><text:s text:c="8"/></text:span><text:span text:style-name="T35">try</text:span><text:span text:style-name="T36"> {</text:span></text:p>
            <text:p text:style-name="P9"><text:span text:style-name="T35"><text:s text:c="12"/></text:span><text:span text:style-name="T60">pop();</text:span></text:p>
            <text:p text:style-name="P9"><text:span text:style-name="T60"><text:s text:c="12"/></text:span><text:span text:style-name="T61">break</text:span><text:span text:style-name="T60">();</text:span></text:p>
            <text:p text:style-name="P9"><text:span text:style-name="T60"><text:s text:c="8"/></text:span><text:span text:style-name="T60">} </text:span><text:span text:style-name="T61">catch</text:span><text:span text:style-name="T60"> () {</text:span></text:p>
            <text:p text:style-name="P9"><text:span text:style-name="T60"><text:s text:c="12"/></text:span><text:span text:style-name="T60">push(10);</text:span></text:p>
            <text:p text:style-name="P9"><text:span text:style-name="T60"><text:s text:c="8"/></text:span><text:span text:style-name="T60">}</text:span></text:p>
            <text:p text:style-name="P9"><text:span text:style-name="T60"><text:s text:c="4"/></text:span><text:span text:style-name="T60">}</text:span></text:p>
            <text:p text:style-name="P9"><text:span text:style-name="T60">}</text:span></text:p>
          </draw:text-box>
        </draw:frame>
        <draw:frame draw:style-name="gr12" draw:text-style-name="P17" xml:id="id287" draw:id="id287" draw:layer="layout" svg:width="6.134cm" svg:height="5.567cm" svg:x="15.636cm" svg:y="14.412cm">
          <draw:text-box>
            <text:p text:style-name="P9"><text:span text:style-name="T36">// Eiffel</text:span></text:p>
            <text:p text:style-name="P9"><text:span text:style-name="T35">do</text:span></text:p>
            <text:p text:style-name="P9"><text:span text:style-name="T36"><text:s text:c="3"/></text:span><text:span text:style-name="T36">pop();</text:span></text:p>
            <text:p text:style-name="P9"><text:span text:style-name="T35">rescue</text:span></text:p>
            <text:p text:style-name="P9"><text:span text:style-name="T36"><text:s text:c="3"/></text:span><text:span text:style-name="T36">push(10);</text:span></text:p>
            <text:p text:style-name="P9"><text:span text:style-name="T36"><text:s text:c="3"/></text:span><text:span text:style-name="T35">retry</text:span><text:span text:style-name="T36">;</text:span></text:p>
            <text:p text:style-name="P9"><text:span text:style-name="T35">end</text:span></text:p>
            <text:p text:style-name="P9"><text:span text:style-name="T36"/></text:p>
          </draw:text-box>
        </draw:frame>
        <draw:frame draw:style-name="gr12" draw:text-style-name="P17" xml:id="id286" draw:id="id286" draw:layer="layout" svg:width="15.146cm" svg:height="4.843cm" svg:x="6.11cm" svg:y="7.511cm">
          <draw:text-box>
            <text:p text:style-name="P9"><text:span text:style-name="T36">f() <text:s text:c="12"/>// trata a exceção (catch)</text:span></text:p>
            <text:p text:style-name="P9"><text:span text:style-name="T36"><text:s text:c="2"/></text:span><text:span text:style-name="T36">g() <text:s text:c="10"/>// não trata</text:span></text:p>
            <text:p text:style-name="P9"><text:span text:style-name="T36"><text:s text:c="4"/></text:span><text:span text:style-name="T36">h() <text:s text:c="8"/>// não trata</text:span></text:p>
            <text:p text:style-name="P9"><text:span text:style-name="T36"><text:s text:c="6"/></text:span><text:span text:style-name="T36">throw(); <text:s/>// gera a exceção</text:span></text:p>
            <text:p text:style-name="P9"><text:span text:style-name="T36"><text:s text:c="4"/>–</text:span></text:p>
            <text:p text:style-name="P9"><text:span text:style-name="T36"><text:s text:c="2"/>–</text:span></text:p>
            <text:p text:style-name="P9"><text:span text:style-name="T36">catch(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struturas de Controle</text:p>
          </draw:text-box>
        </draw:frame>
        <draw:frame presentation:style-name="pr5" draw:text-style-name="P6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4">Fluxo de execução dentro do programa</text:span></text:p>
              </text:list-item>
              <text:list-item>
                <text:p><text:span text:style-name="T4">Estruturas Básicas de Controle</text:span></text:p>
                <text:list>
                  <text:list-item>
                    <text:p><text:span text:style-name="T4">Expressões e Comandos</text:span></text:p>
                  </text:list-item>
                  <text:list-item>
                    <text:p><text:span text:style-name="T4">Condicionais e Iterações</text:span></text:p>
                  </text:list-item>
                </text:list>
              </text:list-item>
              <text:list-item>
                <text:p><text:span text:style-name="T4">Chamada de rotinas</text:span></text:p>
              </text:list-item>
              <text:list-item>
                <text:p><text:span text:style-name="T4">Tratamento de Exceçõ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1T32"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Estruturas de Controle</text:span></text:p>
          </draw:text-box>
        </draw:frame>
        <draw:frame presentation:style-name="pr2" draw:text-style-name="P3" draw:layer="layout" svg:width="23.254cm" svg:height="2.54cm" svg:x="1.411cm" svg:y="12.23cm" presentation:class="outline" presentation:user-transformed="true">
          <draw:text-box>
            <text:list text:style-name="L2">
              <text:list-header>
                <text:p text:style-name="P2"><text:span text:style-name="T2">Francisco Sant'Anna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3" draw:text-style-name="P5" draw:layer="layout" svg:width="16.79cm" svg:height="13.364cm" svg:x="2.098cm" svg:y="14.107cm" presentation:class="notes">
            <draw:text-box>
              <text:p text:style-name="P4"><text:span text:style-name="T3">- pergunta: o que são sistemas reativos</text:span></text:p>
              <text:p text:style-name="P4"><text:span text:style-name="T3">- paravra “reativo”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988</meta:editing-cycles>
    <meta:editing-duration>P34DT8H52M15S</meta:editing-duration>
    <meta:initial-creator>chico </meta:initial-creator>
    <dc:date>2015-03-11T06:33:41.377807051</dc:date>
    <meta:document-statistic meta:object-count="25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reativos/usr/lib/openoffice/basis3.2/share/template/en-US/presnt/Orange.otp"/>
  </office:meta>
</office:document-meta>
</file>